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13" style:parent-style-name="Kop1zondernummer" style:master-page-name="MP1" style:family="paragraph">
      <style:paragraph-properties fo:break-before="page" style:page-number="1"/>
    </style:style>
    <style:style style:name="P17" style:parent-style-name="Kop1zondernummer" style:master-page-name="MP2" style:family="paragraph">
      <style:paragraph-properties fo:break-before="page"/>
    </style:style>
    <style:style style:name="P21" style:parent-style-name="Inhopg1" style:family="paragraph">
      <style:paragraph-properties>
        <style:tab-stops>
          <style:tab-stop style:type="right" style:leader-style="dotted" style:leader-text="." style:position="0in"/>
          <style:tab-stop style:type="right" style:leader-style="dotted" style:leader-text="." style:position="4.843in"/>
        </style:tab-stops>
      </style:paragraph-properties>
    </style:style>
    <style:style style:name="T22" style:parent-style-name="Standaardalinea-lettertype" style:family="text">
      <style:text-properties style:font-name-asian="SimSun" fo:font-weight="normal" style:font-weight-asian="normal" fo:font-size="11pt" style:font-size-asian="11pt" style:font-size-complex="11pt"/>
    </style:style>
    <style:style style:name="P23" style:parent-style-name="Kop1zondernummer" style:master-page-name="MP3" style:family="paragraph">
      <style:paragraph-properties fo:break-before="page"/>
    </style:style>
    <style:style style:name="S4" style:family="section">
      <style:section-properties fo:margin-left="0in" fo:margin-right="0in" style:writing-mode="lr-tb"/>
    </style:style>
    <style:style style:name="P27" style:parent-style-name="Standaard" style:family="paragraph">
      <style:text-properties fo:background-color="#FFFF00"/>
    </style:style>
    <style:style style:name="P28" style:parent-style-name="Lijstalinea" style:family="paragraph"/>
    <style:style style:name="P29" style:parent-style-name="Lijstalinea" style:family="paragraph"/>
    <style:style style:name="P30" style:parent-style-name="Lijstalinea" style:family="paragraph"/>
    <style:style style:name="P31" style:parent-style-name="Standaard" style:family="paragraph">
      <style:text-properties fo:background-color="#FFFF00"/>
    </style:style>
    <style:style style:name="P32" style:parent-style-name="Lijstalinea" style:family="paragraph"/>
    <style:style style:name="P33" style:parent-style-name="Lijstalinea" style:family="paragraph"/>
    <style:style style:name="P34" style:parent-style-name="Lijstalinea" style:family="paragraph">
      <style:text-properties fo:background-color="#FFFF00"/>
    </style:style>
    <style:style style:name="P35" style:parent-style-name="Lijstalinea" style:family="paragraph"/>
    <style:style style:name="P36" style:parent-style-name="Lijstalinea" style:family="paragraph"/>
    <style:style style:name="P37" style:parent-style-name="Lijstalinea" style:family="paragraph"/>
    <style:style style:name="P38" style:parent-style-name="Lijstalinea" style:family="paragraph"/>
    <style:style style:name="T39" style:parent-style-name="Standaardalinea-lettertype" style:family="text">
      <style:text-properties fo:background-color="#FFFF00"/>
    </style:style>
    <style:style style:name="T40" style:parent-style-name="Standaardalinea-lettertype" style:family="text">
      <style:text-properties fo:background-color="#FFFF00"/>
    </style:style>
    <style:style style:name="T41" style:parent-style-name="Standaardalinea-lettertype" style:family="text">
      <style:text-properties fo:background-color="#FFFF00"/>
    </style:style>
    <style:style style:name="T42" style:parent-style-name="Standaardalinea-lettertype" style:family="text">
      <style:text-properties fo:background-color="#FFFF00"/>
    </style:style>
    <style:style style:name="T43" style:parent-style-name="Standaardalinea-lettertype" style:family="text">
      <style:text-properties fo:background-color="#FFFF00"/>
    </style:style>
    <style:style style:name="P44" style:parent-style-name="Lijstnummering1" style:family="paragraph">
      <style:text-properties fo:font-weight="bold" style:font-weight-asian="bold" style:font-weight-complex="bold"/>
    </style:style>
    <style:style style:name="P45" style:parent-style-name="Lijstnummering1" style:family="paragraph">
      <style:paragraph-properties fo:margin-left="0.5in" fo:text-indent="-0.5in">
        <style:tab-stops/>
      </style:paragraph-properties>
      <style:text-properties fo:language="nl" fo:country="BE"/>
    </style:style>
    <style:style style:name="P46" style:parent-style-name="Lijstnummering1" style:family="paragraph">
      <style:text-properties fo:font-weight="bold" style:font-weight-asian="bold" style:font-weight-complex="bold"/>
    </style:style>
    <style:style style:name="P47" style:parent-style-name="Lijstnummering1" style:family="paragraph">
      <style:paragraph-properties fo:margin-left="0.5in" fo:text-indent="-0.5in">
        <style:tab-stops/>
      </style:paragraph-properties>
      <style:text-properties fo:language="nl" fo:country="BE"/>
    </style:style>
    <style:style style:name="P48" style:parent-style-name="Lijstnummering1" style:family="paragraph">
      <style:text-properties fo:font-weight="bold" style:font-weight-asian="bold" style:font-weight-complex="bold"/>
    </style:style>
    <style:style style:name="P49" style:parent-style-name="Lijstnummering1" style:family="paragraph">
      <style:paragraph-properties fo:margin-left="0.5in" fo:text-indent="-0.5in">
        <style:tab-stops/>
      </style:paragraph-properties>
      <style:text-properties fo:language="nl" fo:country="BE"/>
    </style:style>
    <style:style style:name="P50" style:parent-style-name="Standaard" style:family="paragraph">
      <style:text-properties fo:background-color="#FFFF00"/>
    </style:style>
    <style:style style:name="T51" style:parent-style-name="Standaardalinea-lettertype" style:family="text">
      <style:text-properties fo:background-color="#FFFF00"/>
    </style:style>
    <style:style style:name="P52" style:parent-style-name="Standaard" style:family="paragraph">
      <style:text-properties fo:background-color="#FFFF00"/>
    </style:style>
    <style:style style:name="P53" style:parent-style-name="Standaard" style:family="paragraph">
      <style:text-properties fo:background-color="#FFFF00"/>
    </style:style>
    <style:style style:name="T54" style:parent-style-name="Standaardalinea-lettertype" style:family="text">
      <style:text-properties fo:background-color="#FFFF00"/>
    </style:style>
    <style:style style:name="T55" style:parent-style-name="Standaardalinea-lettertype" style:family="text">
      <style:text-properties fo:background-color="#FFFF00"/>
    </style:style>
    <style:style style:name="P56" style:parent-style-name="Lijstalinea" style:family="paragraph"/>
    <style:style style:name="P57" style:parent-style-name="Lijstalinea" style:family="paragraph"/>
    <style:style style:name="P58" style:parent-style-name="Lijstalinea" style:family="paragraph"/>
    <style:style style:name="T59" style:parent-style-name="DefaultParagraphFont" style:family="text">
      <style:text-properties fo:font-weight="bold" style:font-weight-asian="bold" style:font-weight-complex="bold"/>
    </style:style>
    <style:style style:name="P60" style:parent-style-name="Lijstalinea" style:family="paragraph"/>
    <style:style style:name="T61" style:parent-style-name="DefaultParagraphFont" style:family="text">
      <style:text-properties fo:font-weight="bold" style:font-weight-asian="bold" style:font-weight-complex="bold"/>
    </style:style>
    <style:style style:name="P62" style:parent-style-name="Lijstalinea" style:family="paragraph"/>
    <style:style style:name="T63" style:parent-style-name="DefaultParagraphFont" style:family="text">
      <style:text-properties fo:font-weight="bold" style:font-weight-asian="bold" style:font-weight-complex="bold"/>
    </style:style>
    <style:style style:name="P64" style:parent-style-name="Lijstalinea" style:family="paragraph"/>
    <style:style style:name="T65" style:parent-style-name="DefaultParagraphFont" style:family="text">
      <style:text-properties fo:font-weight="bold" style:font-weight-asian="bold" style:font-weight-complex="bold"/>
    </style:style>
    <style:style style:name="P66" style:parent-style-name="Lijstalinea" style:family="paragraph"/>
    <style:style style:name="T67" style:parent-style-name="DefaultParagraphFont" style:family="text">
      <style:text-properties fo:font-weight="bold" style:font-weight-asian="bold" style:font-weight-complex="bold"/>
    </style:style>
    <style:style style:name="P68" style:parent-style-name="Lijstalinea" style:family="paragraph"/>
    <style:style style:name="P69" style:parent-style-name="Lijstalinea" style:family="paragraph"/>
    <style:style style:name="P70" style:parent-style-name="Lijstalinea" style:family="paragraph"/>
    <style:style style:name="P71" style:parent-style-name="Lijstalinea" style:family="paragraph"/>
    <style:style style:name="P72" style:parent-style-name="Lijstalinea" style:family="paragraph"/>
    <style:style style:name="P73" style:parent-style-name="Standaard" style:family="paragraph">
      <style:text-properties fo:background-color="#FFFF00"/>
    </style:style>
    <style:style style:name="P74" style:parent-style-name="Standaard" style:family="paragraph">
      <style:text-properties fo:background-color="#FFFF00"/>
    </style:style>
    <style:style style:name="P75" style:parent-style-name="Lijstalinea" style:family="paragraph">
      <style:text-properties fo:background-color="#FFFF00"/>
    </style:style>
    <style:style style:name="P76" style:parent-style-name="Lijstalinea" style:family="paragraph">
      <style:text-properties fo:background-color="#FFFF00"/>
    </style:style>
    <style:style style:name="P77" style:parent-style-name="Lijstalinea" style:family="paragraph">
      <style:text-properties fo:background-color="#FFFF00"/>
    </style:style>
    <style:style style:name="P78" style:parent-style-name="Lijstalinea" style:family="paragraph">
      <style:text-properties fo:font-weight="bold" style:font-weight-asian="bold" style:font-weight-complex="bold" fo:language="fr" fo:country="BE"/>
    </style:style>
    <style:style style:name="P79" style:parent-style-name="Lijstalinea" style:family="paragraph">
      <style:paragraph-properties fo:margin-left="1in">
        <style:tab-stops/>
      </style:paragraph-properties>
    </style:style>
    <style:style style:name="P80" style:parent-style-name="Lijstalinea" style:family="paragraph">
      <style:text-properties fo:font-weight="bold" style:font-weight-asian="bold" style:font-weight-complex="bold" fo:language="fr" fo:country="BE"/>
    </style:style>
    <style:style style:name="P81" style:parent-style-name="Lijstalinea" style:family="paragraph">
      <style:paragraph-properties fo:margin-left="1in">
        <style:tab-stops/>
      </style:paragraph-properties>
    </style:style>
    <style:style style:name="P82" style:parent-style-name="Lijstalinea" style:family="paragraph">
      <style:text-properties fo:font-weight="bold" style:font-weight-asian="bold" style:font-weight-complex="bold" fo:language="fr" fo:country="BE"/>
    </style:style>
    <style:style style:name="P83" style:parent-style-name="Lijstalinea" style:family="paragraph">
      <style:paragraph-properties fo:margin-left="1in">
        <style:tab-stops/>
      </style:paragraph-properties>
    </style:style>
    <style:style style:name="P84" style:parent-style-name="Standaard" style:family="paragraph">
      <style:text-properties fo:background-color="#FFFF00"/>
    </style:style>
    <style:style style:name="T85" style:parent-style-name="Standaardalinea-lettertype" style:family="text">
      <style:text-properties fo:background-color="#FFFF00"/>
    </style:style>
    <style:style style:name="P86" style:parent-style-name="Lijstalinea" style:family="paragraph">
      <style:text-properties fo:font-weight="bold" style:font-weight-asian="bold" style:font-weight-complex="bold" fo:language="fr" fo:country="BE"/>
    </style:style>
    <style:style style:name="P87" style:parent-style-name="Lijstalinea" style:family="paragraph">
      <style:paragraph-properties fo:margin-left="1in">
        <style:tab-stops/>
      </style:paragraph-properties>
    </style:style>
    <style:style style:name="P88" style:parent-style-name="Lijstalinea" style:family="paragraph">
      <style:text-properties fo:font-weight="bold" style:font-weight-asian="bold" style:font-weight-complex="bold" fo:language="fr" fo:country="BE"/>
    </style:style>
    <style:style style:name="P89" style:parent-style-name="Lijstalinea" style:family="paragraph">
      <style:paragraph-properties fo:margin-left="1in">
        <style:tab-stops/>
      </style:paragraph-properties>
    </style:style>
    <style:style style:name="P90" style:parent-style-name="Lijstalinea" style:family="paragraph">
      <style:text-properties fo:font-weight="bold" style:font-weight-asian="bold" style:font-weight-complex="bold" fo:language="fr" fo:country="BE"/>
    </style:style>
    <style:style style:name="P91" style:parent-style-name="Lijstalinea" style:family="paragraph">
      <style:paragraph-properties fo:margin-left="1in">
        <style:tab-stops/>
      </style:paragraph-properties>
    </style:style>
    <style:style style:name="P92" style:parent-style-name="Lijstalinea" style:family="paragraph">
      <style:paragraph-properties fo:margin-left="1in">
        <style:tab-stops/>
      </style:paragraph-properties>
    </style:style>
    <style:style style:name="P93" style:parent-style-name="Standaard" style:family="paragraph">
      <style:text-properties fo:background-color="#FFFF00"/>
    </style:style>
    <style:style style:name="P94" style:parent-style-name="Standaard" style:family="paragraph">
      <style:text-properties fo:background-color="#FFFF00"/>
    </style:style>
    <style:style style:name="T95" style:parent-style-name="Standaardalinea-lettertype" style:family="text">
      <style:text-properties fo:background-color="#FFFF00"/>
    </style:style>
    <style:style style:name="P96" style:parent-style-name="Lijstalinea" style:family="paragraph"/>
    <style:style style:name="P97" style:parent-style-name="Lijstalinea" style:family="paragraph"/>
    <style:style style:name="P98" style:parent-style-name="Lijstalinea" style:family="paragraph"/>
    <style:style style:name="T99" style:parent-style-name="DefaultParagraphFont" style:family="text">
      <style:text-properties fo:font-weight="bold" style:font-weight-asian="bold" style:font-weight-complex="bold"/>
    </style:style>
    <style:style style:name="P100" style:parent-style-name="Lijstalinea" style:family="paragraph"/>
    <style:style style:name="T101" style:parent-style-name="DefaultParagraphFont" style:family="text">
      <style:text-properties fo:font-weight="bold" style:font-weight-asian="bold" style:font-weight-complex="bold"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nl" fo:country="NL"/>
    </style:style>
    <style:style style:name="T104" style:parent-style-name="DefaultParagraphFont" style:family="text">
      <style:text-properties fo:language="nl" fo:country="NL"/>
    </style:style>
    <style:style style:name="P105" style:parent-style-name="Lijstalinea" style:family="paragraph">
      <style:text-properties fo:font-weight="bold" style:font-weight-asian="bold" style:font-weight-complex="bold"/>
    </style:style>
    <style:style style:name="P106" style:parent-style-name="Lijstalinea" style:family="paragraph"/>
    <style:style style:name="T107" style:parent-style-name="DefaultParagraphFont" style:family="text">
      <style:text-properties fo:font-weight="bold" style:font-weight-asian="bold" style:font-weight-complex="bold"/>
    </style:style>
    <style:style style:name="P108" style:parent-style-name="Lijstalinea" style:family="paragraph"/>
    <style:style style:name="T109" style:parent-style-name="DefaultParagraphFont" style:family="text">
      <style:text-properties fo:font-weight="bold" style:font-weight-asian="bold" style:font-weight-complex="bold"/>
    </style:style>
    <style:style style:name="P110" style:parent-style-name="Lijstalinea" style:family="paragraph"/>
    <style:style style:name="T111" style:parent-style-name="DefaultParagraphFont" style:family="text">
      <style:text-properties fo:font-weight="bold" style:font-weight-asian="bold" style:font-weight-complex="bold"/>
    </style:style>
    <style:style style:name="P112" style:parent-style-name="Standaard" style:family="paragraph">
      <style:text-properties fo:background-color="#FFFF00"/>
    </style:style>
    <style:style style:name="P113" style:parent-style-name="Standaard" style:family="paragraph">
      <style:text-properties fo:background-color="#FFFF00"/>
    </style:style>
    <style:style style:name="P114" style:parent-style-name="Lijstalinea" style:family="paragraph">
      <style:text-properties fo:background-color="#FFFF00"/>
    </style:style>
    <style:style style:name="P115" style:parent-style-name="Lijstalinea" style:family="paragraph">
      <style:text-properties fo:background-color="#FFFF00"/>
    </style:style>
    <style:style style:name="P116" style:parent-style-name="Lijstalinea" style:family="paragraph">
      <style:text-properties fo:background-color="#FFFF00"/>
    </style:style>
    <style:style style:name="P117" style:parent-style-name="Lijstalinea" style:family="paragraph">
      <style:text-properties fo:background-color="#FFFF00"/>
    </style:style>
    <style:style style:name="P118" style:parent-style-name="Standaard" style:family="paragraph">
      <style:paragraph-properties fo:break-before="page" fo:margin-top="0in" fo:margin-bottom="0.1111in" fo:line-height="100%"/>
    </style:style>
    <style:style style:name="P119" style:parent-style-name="Standaard" style:family="paragraph">
      <style:text-properties style:font-size-complex="10pt"/>
    </style:style>
    <style:style style:name="P120" style:parent-style-name="Standaard" style:family="paragraph">
      <style:text-properties fo:background-color="#FFFF00"/>
    </style:style>
    <style:style style:name="T121" style:parent-style-name="Standaardalinea-lettertype" style:family="text">
      <style:text-properties fo:background-color="#FFFF00"/>
    </style:style>
    <style:style style:name="P122" style:parent-style-name="Standaard" style:family="paragraph">
      <style:text-properties fo:background-color="#FFFF00"/>
    </style:style>
    <style:style style:name="P123" style:parent-style-name="Standaard" style:family="paragraph">
      <style:text-properties fo:background-color="#FFFF00"/>
    </style:style>
    <style:style style:name="T124" style:parent-style-name="Standaardalinea-lettertype" style:family="text">
      <style:text-properties fo:background-color="#FFFF00"/>
    </style:style>
    <style:style style:name="T125" style:parent-style-name="Standaardalinea-lettertype" style:family="text">
      <style:text-properties fo:background-color="#FFFF00"/>
    </style:style>
    <style:style style:name="P126" style:parent-style-name="Lijstalinea" style:family="paragraph"/>
    <style:style style:name="P127" style:parent-style-name="Lijstalinea" style:family="paragraph"/>
    <style:style style:name="P128" style:parent-style-name="Lijstalinea" style:family="paragraph"/>
    <style:style style:name="T129" style:parent-style-name="DefaultParagraphFont" style:family="text">
      <style:text-properties style:text-position="super 65%"/>
    </style:style>
    <style:style style:name="P130" style:parent-style-name="Lijstalinea" style:family="paragraph"/>
    <style:style style:name="P131" style:parent-style-name="Lijstalinea" style:family="paragraph"/>
    <style:style style:name="P132" style:parent-style-name="Lijstalinea" style:family="paragraph"/>
    <style:style style:name="P133" style:parent-style-name="Lijstalinea" style:family="paragraph"/>
    <style:style style:name="P134" style:parent-style-name="Lijstalinea" style:family="paragraph"/>
    <style:style style:name="P135" style:parent-style-name="Lijstalinea" style:family="paragraph"/>
    <style:style style:name="P136" style:parent-style-name="Lijstalinea" style:family="paragraph"/>
    <style:style style:name="P137" style:parent-style-name="Standaard" style:family="paragraph">
      <style:text-properties fo:background-color="#FFFF00"/>
    </style:style>
    <style:style style:name="P138" style:parent-style-name="Standaard" style:family="paragraph">
      <style:text-properties fo:background-color="#FFFF00"/>
    </style:style>
    <style:style style:name="P139" style:parent-style-name="Lijstalinea" style:family="paragraph">
      <style:text-properties fo:background-color="#FFFF00"/>
    </style:style>
    <style:style style:name="P140" style:parent-style-name="Lijstalinea" style:family="paragraph">
      <style:text-properties fo:background-color="#FFFF00"/>
    </style:style>
    <style:style style:name="P141" style:parent-style-name="Lijstalinea" style:family="paragraph">
      <style:text-properties fo:background-color="#FFFF00"/>
    </style:style>
    <style:style style:name="P142" style:parent-style-name="Standaard" style:family="paragraph">
      <style:text-properties fo:language="en" fo:country="US"/>
    </style:style>
    <style:style style:name="P143" style:parent-style-name="Lijstalinea" style:family="paragraph"/>
    <style:style style:name="P144" style:parent-style-name="Lijstalinea" style:family="paragraph"/>
    <style:style style:name="P145" style:parent-style-name="Lijstalinea" style:family="paragraph"/>
    <style:style style:name="P146" style:parent-style-name="Lijstalinea" style:family="paragraph"/>
    <style:style style:name="P147" style:parent-style-name="Lijstalinea" style:family="paragraph"/>
    <style:style style:name="P148" style:parent-style-name="Standaard" style:family="paragraph">
      <style:text-properties fo:background-color="#FFFF00"/>
    </style:style>
    <style:style style:name="T149" style:parent-style-name="Standaardalinea-lettertype" style:family="text">
      <style:text-properties fo:background-color="#FFFF00"/>
    </style:style>
    <style:style style:name="P150" style:parent-style-name="Standaard" style:family="paragraph"/>
    <style:style style:name="P151" style:parent-style-name="Standaard" style:family="paragraph"/>
    <style:style style:name="P152" style:parent-style-name="Lijstalinea" style:family="paragraph"/>
    <style:style style:name="T153" style:parent-style-name="DefaultParagraphFont" style:family="text">
      <style:text-properties fo:font-weight="bold" style:font-weight-asian="bold" style:font-weight-complex="bold"/>
    </style:style>
    <style:style style:name="P154" style:parent-style-name="Lijstalinea" style:family="paragraph"/>
    <style:style style:name="T155" style:parent-style-name="DefaultParagraphFont" style:family="text">
      <style:text-properties fo:font-weight="bold" style:font-weight-asian="bold" style:font-weight-complex="bold"/>
    </style:style>
    <style:style style:name="P156" style:parent-style-name="Lijstalinea" style:family="paragraph"/>
    <style:style style:name="T157" style:parent-style-name="DefaultParagraphFont" style:family="text">
      <style:text-properties fo:font-weight="bold" style:font-weight-asian="bold" style:font-weight-complex="bold"/>
    </style:style>
    <style:style style:name="P158" style:parent-style-name="Lijstalinea" style:family="paragraph">
      <style:paragraph-properties fo:margin-left="0.25in">
        <style:tab-stops/>
      </style:paragraph-properties>
    </style:style>
    <style:style style:name="P159" style:parent-style-name="Lijstalinea" style:family="paragraph">
      <style:paragraph-properties fo:margin-left="0.25in">
        <style:tab-stops/>
      </style:paragraph-properties>
    </style:style>
    <style:style style:name="P160" style:parent-style-name="Standaard" style:family="paragraph"/>
    <style:style style:name="T161" style:parent-style-name="DefaultParagraphFont" style:family="text">
      <style:text-properties fo:font-weight="bold" style:font-weight-asian="bold" style:font-weight-complex="bold"/>
    </style:style>
    <style:style style:name="P162" style:parent-style-name="Standaard" style:family="paragraph"/>
    <style:style style:name="T163" style:parent-style-name="DefaultParagraphFont" style:family="text">
      <style:text-properties fo:font-weight="bold" style:font-weight-asian="bold" style:font-weight-complex="bold"/>
    </style:style>
    <style:style style:name="P164" style:parent-style-name="Lijstalinea" style:family="paragraph"/>
    <style:style style:name="T165" style:parent-style-name="DefaultParagraphFont" style:family="text">
      <style:text-properties fo:font-weight="bold" style:font-weight-asian="bold" style:font-weight-complex="bold"/>
    </style:style>
    <style:style style:name="P166" style:parent-style-name="Lijstalinea" style:family="paragraph"/>
    <style:style style:name="T167" style:parent-style-name="DefaultParagraphFont" style:family="text">
      <style:text-properties fo:font-weight="bold" style:font-weight-asian="bold" style:font-weight-complex="bold"/>
    </style:style>
    <style:style style:name="P168" style:parent-style-name="Lijstalinea" style:family="paragraph">
      <style:paragraph-properties fo:margin-left="0.25in">
        <style:tab-stops/>
      </style:paragraph-properties>
    </style:style>
    <style:style style:name="P169" style:parent-style-name="Standaard" style:family="paragraph"/>
    <style:style style:name="T170" style:parent-style-name="DefaultParagraphFont" style:family="text">
      <style:text-properties fo:font-weight="bold" style:font-weight-asian="bold" style:font-weight-complex="bold"/>
    </style:style>
    <style:style style:name="P171" style:parent-style-name="Standaard" style:family="paragraph"/>
    <style:style style:name="T172" style:parent-style-name="DefaultParagraphFont" style:family="text">
      <style:text-properties fo:font-weight="bold" style:font-weight-asian="bold" style:font-weight-complex="bold"/>
    </style:style>
    <style:style style:name="P173" style:parent-style-name="Lijstalinea" style:family="paragraph"/>
    <style:style style:name="T174" style:parent-style-name="DefaultParagraphFont" style:family="text">
      <style:text-properties fo:font-weight="bold" style:font-weight-asian="bold" style:font-weight-complex="bold"/>
    </style:style>
    <style:style style:name="P175" style:parent-style-name="Lijstalinea" style:family="paragraph"/>
    <style:style style:name="T176" style:parent-style-name="DefaultParagraphFont" style:family="text">
      <style:text-properties fo:font-weight="bold" style:font-weight-asian="bold" style:font-weight-complex="bold"/>
    </style:style>
    <style:style style:name="P177" style:parent-style-name="Lijstalinea" style:family="paragraph">
      <style:paragraph-properties fo:margin-left="0in">
        <style:tab-stops/>
      </style:paragraph-properties>
    </style:style>
    <style:style style:name="P178" style:parent-style-name="Standaard" style:family="paragraph">
      <style:text-properties fo:background-color="#FFFF00"/>
    </style:style>
    <style:style style:name="P179" style:parent-style-name="Standaard" style:family="paragraph">
      <style:text-properties fo:background-color="#FFFF00"/>
    </style:style>
    <style:style style:name="P180" style:parent-style-name="Lijstalinea" style:family="paragraph">
      <style:text-properties fo:background-color="#FFFF00"/>
    </style:style>
    <style:style style:name="P181" style:parent-style-name="Lijstalinea" style:family="paragraph">
      <style:text-properties fo:background-color="#FFFF00"/>
    </style:style>
    <style:style style:name="P182" style:parent-style-name="Lijstalinea" style:family="paragraph">
      <style:text-properties fo:background-color="#FFFF00"/>
    </style:style>
    <style:style style:name="P183" style:parent-style-name="Standaard" style:family="paragraph">
      <style:text-properties fo:background-color="#FFFF00"/>
    </style:style>
    <style:style style:name="T184" style:parent-style-name="Standaardalinea-lettertype" style:family="text">
      <style:text-properties fo:background-color="#FFFF00"/>
    </style:style>
    <style:style style:name="T185" style:parent-style-name="Standaardalinea-lettertype" style:family="text">
      <style:text-properties fo:background-color="#FFFF00"/>
    </style:style>
    <style:style style:name="P186" style:parent-style-name="Standaard" style:family="paragraph">
      <style:text-properties fo:background-color="#FFFF00"/>
    </style:style>
    <style:style style:name="P187" style:parent-style-name="Standaard" style:family="paragraph">
      <style:text-properties fo:background-color="#FFFF00"/>
    </style:style>
    <style:style style:name="T188" style:parent-style-name="Standaardalinea-lettertype" style:family="text">
      <style:text-properties fo:background-color="#FFFF00"/>
    </style:style>
    <style:style style:name="T189" style:parent-style-name="Standaardalinea-lettertype" style:family="text">
      <style:text-properties fo:background-color="#FFFF00"/>
    </style:style>
    <style:style style:name="P190" style:parent-style-name="Standaard" style:family="paragraph">
      <style:text-properties fo:background-color="#FFFF00"/>
    </style:style>
    <style:style style:name="P191" style:parent-style-name="Standaard" style:family="paragraph">
      <style:text-properties fo:background-color="#FFFF00"/>
    </style:style>
    <style:style style:name="P192" style:parent-style-name="Lijstalinea" style:family="paragraph">
      <style:text-properties fo:background-color="#FFFF00"/>
    </style:style>
    <style:style style:name="P193" style:parent-style-name="Lijstalinea" style:family="paragraph">
      <style:text-properties fo:background-color="#FFFF00"/>
    </style:style>
    <style:style style:name="P194" style:parent-style-name="Lijstalinea" style:family="paragraph">
      <style:text-properties fo:background-color="#FFFF00"/>
    </style:style>
    <style:style style:name="P195" style:parent-style-name="Standaard" style:family="paragraph">
      <style:text-properties fo:background-color="#FFFF00"/>
    </style:style>
    <style:style style:name="T196" style:parent-style-name="Standaardalinea-lettertype" style:family="text">
      <style:text-properties fo:background-color="#FFFF00"/>
    </style:style>
    <style:style style:name="T197" style:parent-style-name="Standaardalinea-lettertype" style:family="text">
      <style:text-properties fo:background-color="#FFFF00"/>
    </style:style>
    <style:style style:name="P198" style:parent-style-name="Standaard" style:family="paragraph">
      <style:text-properties fo:background-color="#FFFF00"/>
    </style:style>
    <style:style style:name="P199" style:parent-style-name="Standaard" style:family="paragraph">
      <style:text-properties fo:background-color="#FFFF00"/>
    </style:style>
    <style:style style:name="T200" style:parent-style-name="Standaardalinea-lettertype" style:family="text">
      <style:text-properties fo:background-color="#FFFF00"/>
    </style:style>
    <style:style style:name="P201" style:parent-style-name="Standaard" style:family="paragraph">
      <style:text-properties fo:background-color="#FFFF00"/>
    </style:style>
    <style:style style:name="P202" style:parent-style-name="Standaard" style:family="paragraph">
      <style:text-properties fo:background-color="#FFFF00"/>
    </style:style>
    <style:style style:name="P203" style:parent-style-name="Lijstalinea" style:family="paragraph">
      <style:text-properties fo:background-color="#FFFF00"/>
    </style:style>
    <style:style style:name="P204" style:parent-style-name="Lijstalinea" style:family="paragraph">
      <style:text-properties fo:background-color="#FFFF00"/>
    </style:style>
    <style:style style:name="P205" style:parent-style-name="Lijstalinea" style:family="paragraph">
      <style:text-properties fo:background-color="#FFFF00"/>
    </style:style>
    <style:style style:name="P206" style:parent-style-name="Standaard" style:family="paragraph">
      <style:text-properties fo:background-color="#FFFF00"/>
    </style:style>
    <style:style style:name="T207" style:parent-style-name="Standaardalinea-lettertype" style:family="text">
      <style:text-properties fo:background-color="#FFFF00"/>
    </style:style>
    <style:style style:name="P208" style:parent-style-name="Standaard" style:family="paragraph">
      <style:text-properties fo:background-color="#FFFF00"/>
    </style:style>
    <style:style style:name="P209" style:parent-style-name="Standaard" style:family="paragraph">
      <style:text-properties fo:background-color="#FFFF00"/>
    </style:style>
    <style:style style:name="T210" style:parent-style-name="Standaardalinea-lettertype" style:family="text">
      <style:text-properties fo:background-color="#FFFF00"/>
    </style:style>
    <style:style style:name="P211" style:parent-style-name="Standaard" style:family="paragraph">
      <style:text-properties fo:background-color="#FFFF00"/>
    </style:style>
    <style:style style:name="P212" style:parent-style-name="Standaard" style:family="paragraph">
      <style:text-properties fo:background-color="#FFFF00"/>
    </style:style>
    <style:style style:name="P213" style:parent-style-name="Lijstalinea" style:family="paragraph">
      <style:text-properties fo:background-color="#FFFF00"/>
    </style:style>
    <style:style style:name="P214" style:parent-style-name="Lijstalinea" style:family="paragraph">
      <style:text-properties fo:background-color="#FFFF00"/>
    </style:style>
    <style:style style:name="P215" style:parent-style-name="Lijstalinea" style:family="paragraph">
      <style:text-properties fo:background-color="#FFFF00"/>
    </style:style>
    <style:style style:name="P216" style:parent-style-name="Standaard" style:family="paragraph">
      <style:text-properties fo:background-color="#FFFF00"/>
    </style:style>
    <style:style style:name="T217" style:parent-style-name="Standaardalinea-lettertype" style:family="text">
      <style:text-properties fo:background-color="#FFFF00"/>
    </style:style>
    <style:style style:name="P218" style:parent-style-name="Standaard" style:family="paragraph">
      <style:text-properties fo:background-color="#FFFF00"/>
    </style:style>
    <style:style style:name="P219" style:parent-style-name="Standaard" style:family="paragraph">
      <style:text-properties fo:background-color="#FFFF00"/>
    </style:style>
    <style:style style:name="T220" style:parent-style-name="Standaardalinea-lettertype" style:family="text">
      <style:text-properties fo:background-color="#FFFF00"/>
    </style:style>
    <style:style style:name="P221" style:parent-style-name="Standaard" style:family="paragraph">
      <style:text-properties fo:background-color="#FFFF00"/>
    </style:style>
    <style:style style:name="P222" style:parent-style-name="Standaard" style:family="paragraph">
      <style:text-properties fo:background-color="#FFFF00"/>
    </style:style>
    <style:style style:name="P223" style:parent-style-name="Lijstalinea" style:family="paragraph">
      <style:text-properties fo:background-color="#FFFF00"/>
    </style:style>
    <style:style style:name="P224" style:parent-style-name="Lijstalinea" style:family="paragraph">
      <style:text-properties fo:background-color="#FFFF00"/>
    </style:style>
    <style:style style:name="P225" style:parent-style-name="Lijstalinea" style:family="paragraph">
      <style:text-properties fo:background-color="#FFFF00"/>
    </style:style>
    <style:style style:name="P226" style:parent-style-name="Standaard" style:family="paragraph">
      <style:text-properties fo:background-color="#FFFF00"/>
    </style:style>
    <style:style style:name="T227" style:parent-style-name="Standaardalinea-lettertype" style:family="text">
      <style:text-properties fo:background-color="#FFFF00"/>
    </style:style>
    <style:style style:name="P228" style:parent-style-name="Standaard" style:family="paragraph">
      <style:text-properties fo:background-color="#FFFF00"/>
    </style:style>
    <style:style style:name="P229" style:parent-style-name="Standaard" style:family="paragraph">
      <style:text-properties fo:background-color="#FFFF00"/>
    </style:style>
    <style:style style:name="T230" style:parent-style-name="Standaardalinea-lettertype" style:family="text">
      <style:text-properties fo:background-color="#FFFF00"/>
    </style:style>
    <style:style style:name="P231" style:parent-style-name="Standaard" style:family="paragraph">
      <style:text-properties fo:background-color="#FFFF00"/>
    </style:style>
    <style:style style:name="P232" style:parent-style-name="Standaard" style:family="paragraph">
      <style:text-properties fo:background-color="#FFFF00"/>
    </style:style>
    <style:style style:name="P233" style:parent-style-name="Lijstalinea" style:family="paragraph">
      <style:text-properties fo:background-color="#FFFF00"/>
    </style:style>
    <style:style style:name="P234" style:parent-style-name="Lijstalinea" style:family="paragraph">
      <style:text-properties fo:background-color="#FFFF00"/>
    </style:style>
    <style:style style:name="P235" style:parent-style-name="Lijstalinea" style:family="paragraph">
      <style:text-properties fo:background-color="#FFFF00"/>
    </style:style>
    <style:style style:name="P236" style:parent-style-name="Standaard" style:family="paragraph">
      <style:text-properties fo:background-color="#FFFF00"/>
    </style:style>
    <style:style style:name="T237" style:parent-style-name="Standaardalinea-lettertype" style:family="text">
      <style:text-properties fo:background-color="#FFFF00"/>
    </style:style>
    <style:style style:name="P238" style:parent-style-name="Standaard" style:family="paragraph">
      <style:text-properties fo:background-color="#FFFF00"/>
    </style:style>
    <style:style style:name="P239" style:parent-style-name="Standaard" style:family="paragraph">
      <style:text-properties fo:background-color="#FFFF00"/>
    </style:style>
    <style:style style:name="T240" style:parent-style-name="Standaardalinea-lettertype" style:family="text">
      <style:text-properties fo:background-color="#FFFF00"/>
    </style:style>
    <style:style style:name="P241" style:parent-style-name="Standaard" style:family="paragraph">
      <style:text-properties fo:background-color="#FFFF00"/>
    </style:style>
    <style:style style:name="P242" style:parent-style-name="Standaard" style:family="paragraph">
      <style:text-properties fo:background-color="#FFFF00"/>
    </style:style>
    <style:style style:name="P243" style:parent-style-name="Lijstalinea" style:family="paragraph">
      <style:text-properties fo:background-color="#FFFF00"/>
    </style:style>
    <style:style style:name="P244" style:parent-style-name="Lijstalinea" style:family="paragraph">
      <style:text-properties fo:background-color="#FFFF00"/>
    </style:style>
    <style:style style:name="P245" style:parent-style-name="Lijstalinea" style:family="paragraph">
      <style:text-properties fo:background-color="#FFFF00"/>
    </style:style>
    <style:style style:name="P246" style:parent-style-name="Standaard" style:family="paragraph">
      <style:text-properties fo:background-color="#FFFF00"/>
    </style:style>
    <style:style style:name="T247" style:parent-style-name="Standaardalinea-lettertype" style:family="text">
      <style:text-properties fo:background-color="#FFFF00"/>
    </style:style>
    <style:style style:name="P248" style:parent-style-name="Standaard" style:family="paragraph">
      <style:text-properties fo:background-color="#FFFF00"/>
    </style:style>
    <style:style style:name="P249" style:parent-style-name="Standaard" style:family="paragraph">
      <style:text-properties fo:background-color="#FFFF00"/>
    </style:style>
    <style:style style:name="T250" style:parent-style-name="Standaardalinea-lettertype" style:family="text">
      <style:text-properties fo:background-color="#FFFF00"/>
    </style:style>
    <style:style style:name="P251" style:parent-style-name="Standaard" style:family="paragraph">
      <style:text-properties fo:background-color="#FFFF00"/>
    </style:style>
    <style:style style:name="P252" style:parent-style-name="Standaard" style:family="paragraph">
      <style:text-properties fo:background-color="#FFFF00"/>
    </style:style>
    <style:style style:name="P253" style:parent-style-name="Lijstalinea" style:family="paragraph">
      <style:text-properties fo:background-color="#FFFF00"/>
    </style:style>
    <style:style style:name="P254" style:parent-style-name="Lijstalinea" style:family="paragraph">
      <style:text-properties fo:background-color="#FFFF00"/>
    </style:style>
    <style:style style:name="P255" style:parent-style-name="Lijstalinea" style:family="paragraph">
      <style:text-properties fo:background-color="#FFFF00"/>
    </style:style>
    <style:style style:name="P256"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57" style:parent-style-name="Standaardalinea-lettertype" style:family="text">
      <style:text-properties fo:background-color="#FFFF00"/>
    </style:style>
    <style:style style:name="T258" style:parent-style-name="Standaardalinea-lettertype" style:family="text">
      <style:text-properties fo:background-color="#FFFF00"/>
    </style:style>
    <style:style style:name="P259" style:parent-style-name="Standaard" style:family="paragraph">
      <style:paragraph-properties fo:margin-top="0in" fo:margin-bottom="0.1111in" fo:line-height="100%"/>
      <style:text-properties style:font-name-complex="Arial" fo:font-weight="bold" style:font-weight-asian="bold" style:font-weight-complex="bold" fo:color="#00A0AE" fo:font-size="11pt" style:font-size-asian="11pt" style:font-size-complex="13pt"/>
    </style:style>
    <style:style style:name="T260" style:parent-style-name="Standaardalinea-lettertype" style:family="text">
      <style:text-properties fo:background-color="#FFFF00"/>
    </style:style>
  </office:automatic-styles>
  <office:body>
    <office:text text:use-soft-page-breaks="true">
      <text:p text:style-name="P1"/>
      <text:soft-page-break/>
      <text:h text:style-name="P13" text:outline-level="1">Woord vooraf</text:h>
      <text:p text:style-name="Standaard"/>
      <text:p text:style-name="Standaard">Dit document werd aangemaakt om de graduaatstudent(e) tijdens “Projecten in het werkveld” en “Startende professional” te helpen bij het schrijven van een degelijk en gestructureerd wekelijks statusverslag in de vorm<text:s/>van een logboek.<text:s/></text:p>
      <text:p text:style-name="Standaard">De wekelijks statusverslagen vormen op het einde van de totale periode (“Projecten in het werkveld” en “Startende professional” tezamen) een overzicht van wat de student(e) gedaan heeft en hoe hij/zij gegroeid is op technisch en professioneel vlak.</text:p>
      <text:soft-page-break/>
      <text:h text:style-name="P17" text:outline-level="1">Inhoudsopgave</text:h>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1"><text:a xlink:href="#_Toc397618873" office:target-frame-name="_top" xlink:show="replace"><text:span text:style-name="Hyperlink">1</text:span><text:span text:style-name="T22"><text:tab/></text:span><text:span text:style-name="Hyperlink">Corpus</text:span></text:a></text:p>
        </text:index-body>
      </text:table-of-content>
      <text:h text:style-name="P23" text:outline-level="1"><text:bookmark-start text:name="_Toc143892549"/><text:bookmark-start text:name="_Toc143893407"/><text:bookmark-start text:name="_Toc143893475"/><text:bookmark-start text:name="_Toc143894260"/><text:bookmark-start text:name="_Toc144138871"/><text:bookmark-start text:name="_Toc144271811"/><text:bookmark-start text:name="_Toc144272024"/><text:bookmark-start text:name="_Toc144653032"/>I<text:bookmark-start text:name="Inleiding"/><text:bookmark-start text:name="b07_Inleiding"/><text:bookmark-end text:name="Inleiding"/><text:bookmark-end text:name="b07_Inleiding"/>nleiding<text:bookmark-end text:name="_Toc143892549"/><text:bookmark-end text:name="_Toc143893407"/><text:bookmark-end text:name="_Toc143893475"/><text:bookmark-end text:name="_Toc143894260"/><text:bookmark-end text:name="_Toc144138871"/><text:bookmark-end text:name="_Toc144271811"/><text:bookmark-end text:name="_Toc144272024"/><text:bookmark-end text:name="_Toc144653032"/></text:h>
      <text:p text:style-name="Standaard"/>
      <text:p text:style-name="Standaard"/>
      <text:p text:style-name="Standaard">Dit document voorziet de onderdelen die de student(e) wekelijks dient te bespreken in een wekelijks statusverslag. De teksten met gele achtergrond dienen verwijderd te worden en vervangen te worden door de inbreng van de student(e).</text:p>
      <text:p text:style-name="Standaard">Indien nodig kunnen de onderdelen door de student(e) verder ingedeeld worden met ondertitels.</text:p>
      <text:p text:style-name="Standaard">Voorafgaand maakt de student(e) een hoofdstuk aan, waarin hij/zij zichzelf voorstelt. Daarnaast stelt hij/zij het stagebedrijf voor.</text:p>
      <text:p text:style-name="Standaard"/>
      <text:p text:style-name="Standaard"/>
      <text:p text:style-name="Standaard"/>
      <text:section text:name="Sect4" text:style-name="S4">
        <text:soft-page-break/>
        <text:h text:style-name="Kop1" text:outline-level="1">Voorstelling<text:s/></text:h>
        <text:h text:style-name="Kop2" text:outline-level="2">Student(e)</text:h>
        <text:p text:style-name="P27">Plaats een (pas)foto en noteer hier je gegevens zoals:</text:p>
        <text:list text:style-name="LFO21" text:continue-numbering="true">
          <text:list-item>
            <text:p text:style-name="P28">Alec Van Oosterwijck</text:p>
          </text:list-item>
          <text:list-item>
            <text:p text:style-name="P29">Alec.VanOosterwijck@student.thomasmore.be</text:p>
          </text:list-item>
          <text:list-item>
            <text:p text:style-name="P30">Graduaat Programmeren</text:p>
          </text:list-item>
        </text:list>
        <text:h text:style-name="Kop2" text:outline-level="2">Bedrijf /<text:s/>organisatie</text:h>
        <text:p text:style-name="P31">Presenteer het bedrijf / de organisatie:</text:p>
        <text:list text:style-name="LFO22" text:continue-numbering="true">
          <text:list-item>
            <text:p text:style-name="P32">Umbrace</text:p>
          </text:list-item>
          <text:list-item>
            <text:p text:style-name="P33">Borsbeeksebrug 6 Ik bereik het bedreif met behulp van de trein.</text:p>
          </text:list-item>
          <text:list-item>
            <text:p text:style-name="P34">Op welke afdeling werk je?</text:p>
          </text:list-item>
          <text:list-item>
            <text:p text:style-name="P35">Geef de contactgegevens van</text:p>
            <text:list text:continue-numbering="true">
              <text:list-item>
                <text:p text:style-name="P36">+32 3 366 23 32, team@umbrace.be</text:p>
              </text:list-item>
              <text:list-item>
                <text:p text:style-name="P37">Het bedrijf</text:p>
              </text:list-item>
              <text:list-item>
                <text:p text:style-name="P38">Kilian Fastenaekels</text:p>
              </text:list-item>
            </text:list>
          </text:list-item>
        </text:list>
        <text:p text:style-name="Standaard"><text:span text:style-name="T39">Beschrijf k</text:span><text:span text:style-name="T40">ort wat je in je sollicitatie als stageopdracht overeengekomen bent en wat je verwachtingen zijn met betrekking tot de stage.</text:span></text:p>
        <text:p text:style-name="Standaard"/>
        <text:p text:style-name="Standaard"/>
        <text:p text:style-name="Standaard"/>
        <text:p text:style-name="Standaard"><text:span text:style-name="T41">Voorzie aan het einde van de periodes werkplekleren op deze plaats een link naar je portfolio.</text:span></text:p>
        <text:soft-page-break/>
        <text:h text:style-name="Kop1" text:outline-level="1">Uitgevoerde taken</text:h>
        <text:p text:style-name="Standaard"><text:span text:style-name="T42">Herhaal het<text:s/></text:span><text:span text:style-name="T43">onderstaande voor iedere opeenvolgende week:</text:span></text:p>
        <text:h text:style-name="Kop2" text:outline-level="2">Week 01</text:h>
        <text:h text:style-name="Kop3" text:outline-level="3">Technisch inhoudelijk</text:h>
        <text:h text:style-name="Kop4" text:outline-level="4">Analyse</text:h>
        <text:p text:style-name="Standaard">De eerste dag heb ik de opdracht gekregen om eens na te denken over een website die ik moest gaan maken. Mijn stagementor gaf me als taak om een website te maken dat<text:s/>gegevens veilig doorstuurt naar een persoon.<text:line-break/>De stage mentor heeft me ook geholpen hoe ik dit zou moeten aanpakken.<text:line-break/>Als eerste eens stilstaan wat er nu fout kan gebeuren dat de gegevens niet veilig zijn. En alles wat er in me opkomt neerschrijven bij probleem. Daarna moest ik verschillende probleemstellingen maken en uit deze probleemstellingen moest ik een oplossing vinden. Ik kwam uit op een Password manager en dit was niet de oplossing. Dit was te ver gezocht want er moesten geen gegevens opgeslaan worden, je hoefde niet inteloggen,... . De oplossing was een website maken die gegevens encrypteert en veilig doorstuurt.</text:p>
        <text:h text:style-name="Kop4" text:outline-level="4">Design</text:h>
        <text:list text:style-name="TMLijstGenummerd" text:continue-numbering="true">
          <text:list-item>
            <text:p text:style-name="P44">Strategie</text:p>
          </text:list-item>
        </text:list>
        <text:p text:style-name="P45">Ik heb een video moeten bekijken van flux academy over strategieën voor een design te ontwikkelen. Tijdens deze video heb<text:s/>ik veel nieuwe dingens geleerd waarbij ik nooit eerder stilgestaan had. In de video werd content strategy en website strategy uitgelegd.<text:s/></text:p>
        <text:list text:style-name="TMLijstGenummerd" text:continue-numbering="true">
          <text:list-item>
            <text:p text:style-name="P46">Onderzoek</text:p>
          </text:list-item>
        </text:list>
        <text:p text:style-name="P47">Ik heb een video moeten bekijken van flux academy over het researchen voor een design te ontwikkelen. Tijdens de video heb ik meer geleerd over het verzamelen van informatie, hoe men informatie vind, waar je op moet letten, hoe google iets laat zien, tools om concurenten te vinden, en waar men al gemaakte onderzoeken kan vinden.<text:s/></text:p>
        <text:list text:style-name="TMLijstGenummerd" text:continue-numbering="true">
          <text:list-item>
            <text:p text:style-name="P48">Inhoud Strategy &amp; Inforamtie Architectuur</text:p>
          </text:list-item>
        </text:list>
        <text:p text:style-name="P49">Ik heb een video moeten bekijken van flux academy dat meer informatie gaf over content strategy en information architecture. Hierien werd er meer informatie gegeven over de soorten websites(one-pager,multi-pager,...) en ook wat er op elke pagina<text:s/>moet komen bv de home pagina : moet beantwoorden wat het bedrijf is en wat ze doen, vertrouwen: met wie ze allemaal gewerkt hebben welke prijzen ze gewonnen hebben,... , als er iets verandert is aan het bedrijf.</text:p>
        <text:h text:style-name="Kop4" text:outline-level="4">Site Map</text:h>
        <text:p text:style-name="Standaard">Als opdracht heb ik gekregen om een<text:s/>site map te maken van umbrace, hier heb ik eerst wat informatie over gezocht voor dat ik er aan ben begonnen. Een sitemap zorgt ervoor dat een klant of google gemakkelijk door jouw website kan navigeren. En dit was heel voor de hand liggend om te maken.</text:p>
        <text:soft-page-break/>
        <text:h text:style-name="Kop4" text:outline-level="4">Encryptie</text:h>
        <text:p text:style-name="Standaard">Voor de taak dat ik gekregen heb (website maken die gegevens veilig doorstuurt) moest ik encriptie opzoeken. Met het opzoeken heb ik asymmetrisch en symmetrische encryptie gevonden. Voor mijn project denk ik dat ik asymmetrisch encryptie ga moeten<text:s/>gebruiken omdat dit veiliger is en ziet er logischer uit om te gebruiken. Omdat ik dit interessant vond heb ik ook nog wat history ervan opgezocht (DES data encryption standard) en hoe men nu overal AES gebruikt Advanced encryption standard.</text:p>
        <text:h text:style-name="Kop4" text:outline-level="4">Hashing Algorythm</text:h>
        <text:p text:style-name="Standaard">Voor de taak moest ik hashing opzoeken om de gegevens te beveiligen.<text:line-break/>Hierbij begrijp ik hashing wat beter. SHA-1 is niet veilig, SHA256, SHA512 is wel veilig. Een hashing algorythm moet snel zijn maar niet te snel (cracking). Als 1 letter verandert verandert de hashing ook helemaal. Dus het maakt unieke codes aan. Wanneer men hetzelfde woord hashed krijgt men de zelfde hash terug.</text:p>
        <text:h text:style-name="Kop4" text:outline-level="4">Use case diagram</text:h>
        <text:p text:style-name="Standaard">Voor de opdracht moest ik een use case diagram maken voor een password manager en een website die gegevens<text:s/>veilig doorstuurt. De use case van de password manager was niet in orde en niet goed gemaakt. Hieruit heb ik geleerd en heb ik een veel betere usecase uit kunnen maken.</text:p>
        <text:h text:style-name="Kop4" text:outline-level="4">Activiteiten diagram &amp; Proces flow diagram</text:h>
        <text:p text:style-name="Standaard">Voor de opdracht moest ik een activiteits diagram maken om het te kunnen uitleggen aan een persoon. Ik heb er veel moeten maken voordat het een echt goed resultaat was. Hieruit heb ik geleerd dat ik wat langer moet stilstaan en nadenken vooraleer dat ik direkt aan iets begin.</text:p>
        <text:h text:style-name="Kop4" text:outline-level="4">Wachtwoorden</text:h>
        <text:p text:style-name="Standaard">Voor het<text:s/>project had ik websites opgezocht om gegevens veilig te houden en heb ik Password managers gevonden. En websites die veilig gegevens konden doorsturen met het creëren van een link. Hierover heb ik de plus en minpunten bij gezet.</text:p>
        <text:p text:style-name="Standaard"/>
        <text:p text:style-name="P50">Noteer hier met ondertitels welke taken je uitgevoerd hebt. Dit kan het uitvoeren van een praktische taak zijn of het bestuderen/aanleren van een nieuwe technologie/techniek.</text:p>
        <text:p text:style-name="Standaard"><text:span text:style-name="T51">Licht onder de ondertitel toe wat je juist gedaan hebt.</text:span></text:p>
        <text:p text:style-name="Standaard"/>
        <text:soft-page-break/>
        <text:h text:style-name="Kop3" text:outline-level="3">Verloop</text:h>
        <text:h text:style-name="Kop4" text:outline-level="4">Analyse</text:h>
        <text:p text:style-name="Standaard">Verliep wat winder dan ik had<text:s/>gehoopt, ik heb veel te uitgebreid nagedacht en ben op iets anders uitgekomen dan ik moest maken. Tijdens deze taak heb ik geleerd om wat langer stiltestaan en nadenken vooraleer ik aan iets begin. Het ging moeizaam omdat ik dit nog nooit eerder gedaan had. Als ik de taak terug zou moeten doen zou ik nog eens vragen dat de klant kan opsommen wat hij zou willen. Deze taak vond ik leuk omdat ik heel hard moest nadenken over wat er fout kan gaan. En wat de klant juist nodig heeft.</text:p>
        <text:h text:style-name="Kop4" text:outline-level="4">Design</text:h>
        <text:p text:style-name="Standaard">Deze taak verliep heel<text:s/>goed. De videos waren heel interessant en informatief. Nadat de persoon de informatie gaf liet hij een voorbeeld zien hoe hij het aanpakt. Sommige videos waren heel lang en werd het soms moeilijker om op te letten. Tijdens deze taak heb ik veel bijgeleerd<text:s/>over hoe men onderzoek doet om een website te maken (klanten, concurenten,...), Hoe men De beste kleuren uitkiest, wat er op elke pagina moet komen te staan,... . Als ik de taak terug zou moeten doen zou ik tijdens lange videos korte pauzes steken waar ik<text:s/>eventjes aan iets anders zou werken. Hierdoor kan ik beter oplettend kijken.</text:p>
        <text:h text:style-name="Kop4" text:outline-level="4">Site Map</text:h>
        <text:p text:style-name="Standaard">Deze taak verliep redelijk gemakkelijk, omdat ik er niet eerder mee gewerkt had had ik hierover wat informatie opgezocht en kon het meteen maken.<text:s/><text:line-break/>Ik heb bijgeleerd waarvoor een sitemap gebruikt word en waarvoor je er een zou moeten hebben. Ik zou deze taak niet anders gedaan hebben. Deze taak deed ik graag omdat het gemakkelijk was en het was snel klaar. Ik zou de taak niet anders aanpakken.</text:p>
        <text:h text:style-name="Kop4" text:outline-level="4">Encyptie</text:h>
        <text:p text:style-name="Standaard">Deze taak was moeilijk maar verliep wel oke, ik begrijp min of meer symmetrische encryptie maar voor asymmetrische encriptie ga ik toch wat meer moeten over opzoeken om hier een beter idee over te krijgen. Ik begrijp het onderdeel wel in grote lijnen maar heb nog geen idee hoe ik dit zou moeten toepassen op de website die ik ga maken. Als ik deze taak terug zou doen zou ik eerst de video bekijken en daarna de uitleg die ik had gevonden omdat dit minder tijd had gekost. Ik vond deze opdracht heel interessant om aan te werken want beveiligin is wel groot en heel belangerijk.</text:p>
        <text:h text:style-name="Kop4" text:outline-level="4">Hashing Algorythm</text:h>
        <text:p text:style-name="Standaard">Deze taak verliep vlotjes, had direkt de juiste informatie en het werd makkelijk uitgelegd wat het doet en voorwat het dient. Ik zou het niet anders doen want alles was voor de hand liggend.</text:p>
        <text:h text:style-name="Kop4" text:outline-level="4">Use case diagram</text:h>
        <text:p text:style-name="Standaard">Deze taak verliep moeizaam in het begin maar werd steeds beter. Ik had eerst een usecase diagram gemaakt voor een passwordmanager wat niet moest. Dit<text:s/><text:soft-page-break/>diagram was niet heel uitgebreid gemaakt en miste wel een paar punten. Maar toen ik aan<text:s/>het diagram begon voor de website was dit wel volledig en goed uitgewerkt. Ik vond deze taak leuk omdat ik graag met diagrammen werk. Ik zou de taak niet anders doen want hieruit heb ik veel geleerd. Ik heb hem volledig afgewerkt</text:p>
        <text:h text:style-name="Kop4" text:outline-level="4">Activiteiten diagram &amp; proces flow diagram</text:h>
        <text:p text:style-name="Standaard">Deze taak begon minder maar werd ook beter met de tijd. Eerst had ik diagrammen gemaakt voor een passwordword manager wat uiteraard weer niet moest . De eerste die ik maakte waren niet zo ordelijk en onduidelijk maar de laatste die ik had<text:s/>gemaakt had structuur en was duidelijk. Toen ik begon met deze te maken voor een website ging het al beter maar moest het toch nog een keer opnieuw doen omdat ik iets belangerijk was vergeten. Ik vond het interessant om de geleerde leerstof te gaan gebruiken. Ik zou ook niets anders doen ookal kon het korter hierdoor heb ik meer tijd gehad om na te denken en weten wat ik nodig had op de website.</text:p>
        <text:h text:style-name="Kop4" text:outline-level="4">wachtwoorden</text:h>
        <text:p text:style-name="Standaard">Deze taak verliep redelijk goed. Ik heb opgezocht hoe men wachtwoorden veilig kon doorsturen en heb<text:s/>dan een paar resultaten gekregen (telefoon, face to face, passwordmanager,onetimesecret.com). Door deze opdracht heb ik geleerd om verschillende zaken met elkaar te vergelijken. En het beste te kiezen voor de klant. Ik vond deze taak wel interessant want hierdoor heb ik kennis gemaakt met lastpass waar ik nu mijn wachtwoorden opsla. Ik zou men werkwijze niet aanpassen.</text:p>
        <text:p text:style-name="P52">Herhaal de ondertitels (copy/paste) en beschrijf voor iedere taak hoe die verlopen is. Ging het wat moeizamer of ging het veeleer vlotjes en<text:s/>waarom? Wat heb je tijdens de taak bijgeleerd?<text:line-break/>Heb je de taak volledig kunnen uitvoeren? Indien niet, waarom?</text:p>
        <text:p text:style-name="P53">In je job is niet alles even tof en interessant. Deed je deze taak graag of lag ze je wat minder? Waarom?<text:s/></text:p>
        <text:p text:style-name="Standaard"><text:span text:style-name="T54">Indien je de taak opnieuw moest uitvoe</text:span><text:span text:style-name="T55">ren, zou je het dan op dezelfde manier aanpakken of zou je het anders doen?</text:span></text:p>
        <text:h text:style-name="Kop3" text:outline-level="3">Zelfreflectie</text:h>
        <text:h text:style-name="Kop4" text:outline-level="4">Bijgeleerd</text:h>
        <text:p text:style-name="Standaard">Instructies:</text:p>
        <text:list text:style-name="LFO23" text:continue-numbering="true">
          <text:list-item>
            <text:p text:style-name="P56">Niet uitstellen maar gewoon doen.</text:p>
          </text:list-item>
          <text:list-item>
            <text:p text:style-name="P57">Als men problemen hebt direct proberen op te lossen</text:p>
          </text:list-item>
        </text:list>
        <text:p text:style-name="Standaard">Begeleiding:</text:p>
        <text:list text:style-name="LFO24" text:continue-numbering="true">
          <text:list-item>
            <text:p text:style-name="P58"><text:span text:style-name="T59">Encryptie</text:span><text:s/>geleerd door middel van documentatie en door uitleg collega’s</text:p>
          </text:list-item>
          <text:list-item>
            <text:p text:style-name="P60"><text:span text:style-name="T61">Hashing</text:span><text:s/>geleerd door middel van documentatie en door uitleg collega’s, had er al een beetje van gezien op school.</text:p>
          </text:list-item>
          <text:list-item>
            <text:p text:style-name="P62"><text:span text:style-name="T63">Chocolatey</text:span>, hierover heb ik het gebruik geleerd doordat het aan mij gezien liet worden.</text:p>
          </text:list-item>
          <text:list-item>
            <text:p text:style-name="P64"><text:span text:style-name="T65">Commonmark<text:s/></text:span>geleerd<text:s/>door middel van documentatie op het internet.</text:p>
          </text:list-item>
          <text:list-item>
            <text:p text:style-name="P66"><text:span text:style-name="T67">Design</text:span>, hiervoor heb ik een paar tutorials moeten bekijken die heel informatief waren.</text:p>
          </text:list-item>
        </text:list>
        <text:p text:style-name="Standaard">Documentatie doornemen:</text:p>
        <text:list text:style-name="LFO25" text:continue-numbering="true">
          <text:list-item>
            <text:p text:style-name="P68">Encryptie</text:p>
          </text:list-item>
          <text:list-item>
            <text:p text:style-name="P69">Hashing</text:p>
          </text:list-item>
          <text:list-item>
            <text:p text:style-name="P70">Design</text:p>
          </text:list-item>
          <text:list-item>
            <text:p text:style-name="P71">Commonmark</text:p>
          </text:list-item>
          <text:list-item>
            <text:p text:style-name="P72">Licensies github opgezocht en bekeken welk het best passende is<text:s/>voor mijn project.</text:p>
          </text:list-item>
        </text:list>
        <text:p text:style-name="Standaard">Evolutie:</text:p>
        <text:p text:style-name="Standaard">Tijdens les en school wou ik graag een back-end programmeur zijn maar met de eerste week dat ik stage deed en veel over design heb bijgeleerd zou ik misschien toch liever een front-end developer worden.</text:p>
        <text:p text:style-name="Standaard">Leren:</text:p>
        <text:p text:style-name="Standaard">Op de werkplek zou ik meer vaktaal moeten leren. Sommige woorden begrijp ik niet als ze aan bod komen. Probleem oplossend denken, creatief, zelfzekerheid zou ik nog moeten verbeteren bij me zelf.</text:p>
        <text:p text:style-name="P73">Het doel van “Projecten in het werkveld” en “Startende professional” is het<text:s/>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74">Beschrijf je evolutie ten opzichte van je toekomstige professionele leven:</text:p>
        <text:list text:style-name="LFO26" text:continue-numbering="true">
          <text:list-item>
            <text:p text:style-name="P75">Hoe is <text:s/>je beeld ten opzichte van je toekomstige job geëvolueerd?</text:p>
          </text:list-item>
          <text:list-item>
            <text:p text:style-name="P76">Zijn er dingen in het dagdagelijkse werk, waarvan je niet verwacht had dat ze met je job te maken hebben? Zo ja, welke precies?<text:s/></text:p>
          </text:list-item>
          <text:list-item>
            <text:p text:style-name="P77">In welke mate heb je nog veel te leren op je huidige werkplek? (denk hierbij niet alleen aan het technische, maar zeker ook aan de soft skills)</text:p>
          </text:list-item>
        </text:list>
        <text:h text:style-name="Kop2" text:outline-level="2">Week 02</text:h>
        <text:h text:style-name="Kop3" text:outline-level="3">Technisch inhoudelijk</text:h>
        <text:h text:style-name="Kop4" text:outline-level="4">CommonMark &amp; Markdown</text:h>
        <text:p text:style-name="Standaard">Hiervoor heb ik de achtergrond van common<text:s/>mark en markdown eens moeten lezen en leren.</text:p>
        <text:soft-page-break/>
        <text:h text:style-name="Kop4" text:outline-level="4">Design</text:h>
        <text:list text:style-name="TMLijstGenummerd" text:continue-numbering="true">
          <text:list-item>
            <text:list>
              <text:list-item>
                <text:p text:style-name="P78">Art Directions</text:p>
              </text:list-item>
            </text:list>
          </text:list-item>
        </text:list>
        <text:p text:style-name="P79">Voor dit onderwerp moest ik eerst een video bekijken van flux academy. Hieruit heb ik geleerd dat de kleur, foto’s , layout en het lettertype van de website een verhaal moet<text:s/>vertellen zodat het een goede aantrekkelijke website is. Nadat ik de video heb bekeken heb ik er ook een zelf moeten maken voor de website die ik ging bouwen.</text:p>
        <text:list text:style-name="TMLijstGenummerd" text:continue-numbering="true">
          <text:list-item>
            <text:list>
              <text:list-item>
                <text:p text:style-name="P80">Wire Frames</text:p>
              </text:list-item>
            </text:list>
          </text:list-item>
        </text:list>
        <text:p text:style-name="P81">Dit onderwerp had ik al eens bekeken. Vooraleer ik er één begon te maken voor men<text:s/>website moest ik eerst een video van flux academy zien over dit onderwerp. Erna mocht ik wire-frames maken voor de website. Ik had er enkele gemaakt zodat de stage mentor de beste er uit kon kiezen.</text:p>
        <text:list text:style-name="TMLijstGenummerd" text:continue-numbering="true">
          <text:list-item>
            <text:list>
              <text:list-item>
                <text:p text:style-name="P82">Visual Design</text:p>
              </text:list-item>
            </text:list>
          </text:list-item>
        </text:list>
        <text:p text:style-name="P83">Zoals de andere design onderdelen moest ik<text:s/>een video van flux academy eerst bekeken. Nadat ik deze video had bekeken. Moest ik wat ik uit de video geleerd had toepassen voor het design van mijn website.</text:p>
        <text:h text:style-name="Kop4" text:outline-level="4">Figma</text:h>
        <text:p text:style-name="Standaard">Nadat ik alle stappen had gedaan van design mocht ik beginnen om het design te maken met behulp van figma. Ik had er enkele gemaakt zodat ik de beste er uit kon kiezen.</text:p>
        <text:h text:style-name="Kop4" text:outline-level="4">Bulma &amp; CSS</text:h>
        <text:p text:style-name="Standaard">Als class library werkt dit bedrijf met bulma en niet met bootstrap.<text:line-break/>Ik heb aangeleerd om met bulma te werken. Met behulp van bulma en css heb ik de opmaak van de navbar en hero page gemaakt.</text:p>
        <text:h text:style-name="Kop4" text:outline-level="4">HTML<text:s/></text:h>
        <text:p text:style-name="Standaard">Wanneer het design af was van figma ben ik begonnen om het in code te zetten. Ik heb een navbar en een hero page gemaakt .</text:p>
        <text:p text:style-name="Standaard"/>
        <text:p text:style-name="P84">Noteer hier met ondertitels welke taken je uitgevoerd hebt. Dit kan het uitvoeren van een praktische taak zijn of het bestuderen/aanleren van een nieuwe technologie/techniek.</text:p>
        <text:p text:style-name="Standaard"><text:span text:style-name="T85">Licht onder de ondertitel toe wat je juist gedaan hebt.</text:span></text:p>
        <text:h text:style-name="Kop3" text:outline-level="3">Verloop</text:h>
        <text:h text:style-name="Kop4" text:outline-level="4">CommonMark &amp; Markdown</text:h>
        <text:p text:style-name="Standaard">Het opzoeken van commonmark &amp; markdown was redelijk simpel en snel. Vond metteen er veel van.<text:s/>Ik heb ervan bijgeleerd dat markdown ontwikkeld was in 2003 door John Grüber &amp; Aaron Swartz toen het uitkwam dat het heel populair<text:s/><text:soft-page-break/>was. En dat CommonMark een verbeterde versie is van markdown. Deze taak vond ik wat minder om te doen. Ik lees niet zo graag<text:s/>over de geschiedenis van onderwerpen.</text:p>
        <text:h text:style-name="Kop4" text:outline-level="4">Design</text:h>
        <text:list text:style-name="TMLijstGenummerd" text:continue-numbering="true">
          <text:list-item>
            <text:list>
              <text:list-item>
                <text:p text:style-name="P86">Art Directions</text:p>
              </text:list-item>
            </text:list>
          </text:list-item>
        </text:list>
        <text:p text:style-name="P87">Deze opdracht ging iets moeizamer. Omdat ik zelf niet echt een heel creatief persoon ben vind ik het moeilijk om van verschillende foto’s,kleuren,lettertype een verhaal te vertellen. Door deze taak te doen heb ik geleerd dat designers creatief moeten kunnen denken. Ik heb het volledig uitgevoerd maar het was niet helemaal juist. Ik deed de taak wel graag, ik denk als ik dit wat meer doe dat ik toch wat creatiever kan denken over websites.</text:p>
        <text:list text:style-name="TMLijstGenummerd" text:continue-numbering="true">
          <text:list-item>
            <text:list>
              <text:list-item>
                <text:p text:style-name="P88">Wire Frames</text:p>
              </text:list-item>
            </text:list>
          </text:list-item>
        </text:list>
        <text:p text:style-name="P89">Deze opdracht verliep op een trager tempo. De eerste die ik had gemaakt die dag waren niet zo goed. Door wat feedback dat ik gekregen had had ik het anders aangepakt en waren ze al een stuk beter. Ik wist niet zo goed of ik een one-pager of een multy-pager wouw gebruiken dus had ik er gemaakt voor bijde. Ik zou het niet op een andere manier aanpakken. Ook al nam het wat tijd en kon ik het sneller doen. Heb ik toch even nagedacht en stil gestaan hoe dat ik alles wou placeren.</text:p>
        <text:list text:style-name="TMLijstGenummerd" text:continue-numbering="true">
          <text:list-item>
            <text:list>
              <text:list-item>
                <text:p text:style-name="P90">Visual Design</text:p>
              </text:list-item>
            </text:list>
          </text:list-item>
        </text:list>
        <text:p text:style-name="P91">Deze opdracht verliep op een normaal tempo. Hieruit heb ik geleerd dat men best eerst de hero page afmaakt en dan naar de klant gaat voor wat feedback. Aan de hand van deze feedback kan je beginnen om aan de rest van de pagina’s te werken. De font’s, lettertype en kleuren palleten maken in het begin nog niet zoveel uit want de klant kan er een mening op hebben en dit veranderen. Nadat een pagina afgewerkt is kan men best naar de klant gaan voor feedback .</text:p>
        <text:p text:style-name="P92">Ik zou deze taak anders hebben aangepakt. Ik heb iets te lang stil<text:s/>gestaan bij het kiezen van kleuren. Ik probeerde de beste kleuren palet te kiezen voor de website en dat was niet slim achteraf.</text:p>
        <text:h text:style-name="Kop4" text:outline-level="4">Figma</text:h>
        <text:p text:style-name="Standaard">Deze Opdracht verliep normaal. Ik heb een design gemaakt voor een one-pager en een multy-pager zodat de stage-mentor hier<text:s/>de beste ervan uit kon kiezen. Ik vond deze opdracht wel leuk om te doen maar moeilijk. Ik denk dat het gemakkelijker word naar mate dat ik het meer doe. Tijdens deze opdracht heb ik ook bijgeleerd dat men een extensie heeft om gemakkelijk iconen toe tevoegen aan figma. Wat ik ook nog geleerd heb is werken met grids in figma zodat ik een goede structuur heb.</text:p>
        <text:h text:style-name="Kop4" text:outline-level="4">Bulma &amp; CSS</text:h>
        <text:p text:style-name="Standaard">Voor deze opdracht heb ik gewerkt met bulma. Het verliep heel moeizaam omdat het lang geleden was dat ik nog eens css had gedaan en omdat<text:s/>ik enkel nog maar met bootstrap had gewerkt. Maar als ik hier een hele website moet mee gaan designen komt het wel in mijn vingers. Ik heb geleerd dat bulma ingebouwde<text:s/><text:soft-page-break/>flexboxes heeft. Als ik dit terug op nieuw zou kunnen doen zou ik eerst rustig de documentatie lezen van bulma en dan de belangerijkste short-cuts opschrijven zodat ik er niet elke keer naar moest zoeken.</text:p>
        <text:h text:style-name="Kop4" text:outline-level="4">HTML<text:s/></text:h>
        <text:p text:style-name="Standaard">Dit verliep vlotjes, omdat ik er nog wat van afwist van tijdens de lessen interactieve websites, webapplicaties. Ik heb hier niet<text:s/>echt iets van bijgeleerd.</text:p>
        <text:p text:style-name="P93">Herhaal de ondertitels (copy/paste) en beschrijf voor iedere taak hoe die verlopen is. Ging het wat moeizamer of ging het veeleer vlotjes en waarom? Wat heb je tijdens de taak bijgeleerd?<text:line-break/>Heb je de taak volledig kunnen uitvoeren?<text:s/>Indien niet, waarom?</text:p>
        <text:p text:style-name="P94">In je job is niet alles even tof en interessant. Deed je deze taak graag of lag ze je wat minder? Waarom?<text:s/></text:p>
        <text:p text:style-name="Standaard"><text:span text:style-name="T95">Indien je de taak opnieuw moest uitvoeren, zou je het dan op dezelfde manier aanpakken of zou je het anders doen?</text:span></text:p>
        <text:h text:style-name="Kop3" text:outline-level="3">Zelfreflectie</text:h>
        <text:p text:style-name="Standaard"/>
        <text:p text:style-name="Standaard">Instructies:</text:p>
        <text:list text:style-name="LFO23" text:continue-numbering="true">
          <text:list-item>
            <text:p text:style-name="P96">Planningen maken, maandelijks, wekelijks en dagelijkse planningen.</text:p>
          </text:list-item>
          <text:list-item>
            <text:p text:style-name="P97">Alles wat je maakt ergens bijhouden, documenteren.</text:p>
          </text:list-item>
        </text:list>
        <text:p text:style-name="Standaard">Begeleiding:</text:p>
        <text:list text:style-name="LFO24" text:continue-numbering="true">
          <text:list-item>
            <text:p text:style-name="P98"><text:span text:style-name="T99">Wire-frames</text:span>, hiervoor heb ik een korte uitleg gekregen van hoe men er mee zou beginnen. Daarna heb ik<text:s/>enkele voorbeelden gekregen. Dan heb ik er zelf een paar gemaakt en heb ik veel kunnen leren uit mijn fouten.</text:p>
          </text:list-item>
        </text:list>
        <text:p text:style-name="Standaard">Zelfstandig:</text:p>
        <text:list text:style-name="LFO25" text:continue-numbering="true">
          <text:list-item>
            <text:p text:style-name="P100"><text:span text:style-name="T101">Bulma:</text:span><text:span text:style-name="T102"><text:s/>columns,padding,cards,buttons,...<text:s/></text:span><text:span text:style-name="T103">Ik heb veel kunnen leren uit mijn fouten. Ik liep vaak tegen een muur maar hierdoor weet ik<text:s/></text:span><text:span text:style-name="T104">hoe da tik die fout niet meer moet maken.</text:span></text:p>
          </text:list-item>
          <text:list-item>
            <text:p text:style-name="P105">CSS</text:p>
          </text:list-item>
          <text:list-item>
            <text:p text:style-name="P106"><text:span text:style-name="T107">Art Direction, Visual Design,</text:span><text:s/>Dit heb ik grotendeels geleer uit videos. Hierbij bekeek ik eerst wat er allemaal gedaan moet worden om dit juist aan te pakken. Daarna bekeek ik er een voorbeeldje van en dan begon ik er zelf aan om het eens gedaan te hebben.</text:p>
          </text:list-item>
          <text:list-item>
            <text:p text:style-name="P108"><text:span text:style-name="T109">Geschiedenis CommonMark</text:span><text:s/>geleerd door documentatie te bekijken.</text:p>
          </text:list-item>
          <text:list-item>
            <text:p text:style-name="P110"><text:span text:style-name="T111">Shortcuts</text:span><text:s/>c#: li +tab =&gt; &lt;li&gt;&lt;/li&gt;, dit is voor notion</text:p>
          </text:list-item>
        </text:list>
        <text:p text:style-name="Standaard">Evolutie:</text:p>
        <text:p text:style-name="Standaard">Niet verandert tov week 01</text:p>
        <text:p text:style-name="Standaard">Leren:</text:p>
        <text:p text:style-name="Standaard">Niet verandert tov week 01</text:p>
        <text:soft-page-break/>
        <text:p text:style-name="P112">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13">Beschrijf je evolutie ten opzichte van je toekomstige professionele leven:</text:p>
        <text:list text:style-name="LFO26" text:continue-numbering="true">
          <text:list-item>
            <text:p text:style-name="P114">Hoe is <text:s/>je beeld ten opzichte van je toekomstige job geëvolueerd?</text:p>
          </text:list-item>
          <text:list-item>
            <text:p text:style-name="P115">Zijn er dingen in het dagdagelijkse werk, waarvan je niet verwacht had dat ze met je job te maken hebben? Zo ja, welke precies?<text:s/></text:p>
          </text:list-item>
          <text:list-item>
            <text:p text:style-name="P116">In welke mate heb je nog veel te leren op je huidige werkplek? (denk hierbij niet alleen aan het technische, maar zeker ook aan de soft skills)</text:p>
          </text:list-item>
          <text:list-item>
            <text:p text:style-name="P117"/>
          </text:list-item>
        </text:list>
        <text:p text:style-name="P118"/>
        <text:h text:style-name="Kop2" text:outline-level="2">Week 03</text:h>
        <text:h text:style-name="Kop3" text:outline-level="3">Technisch<text:s/>inhoudelijk</text:h>
        <text:h text:style-name="Kop4" text:outline-level="4">Bulma &amp; CSS</text:h>
        <text:p text:style-name="Standaard">Verder designen van de website. Videos opgezocht voor columns, cards,...</text:p>
        <text:h text:style-name="Kop4" text:outline-level="4">HTML</text:h>
        <text:p text:style-name="Standaard">Verder de website opbouwen , werken met iframe (google maps), icons (font awesome), ...</text:p>
        <text:h text:style-name="Kop4" text:outline-level="4">VUE framework</text:h>
        <text:p text:style-name="Standaard">Inleiding tot vue, tutorials bekijken voor de basics<text:s/>met view.</text:p>
        <text:h text:style-name="Kop4" text:outline-level="4">Microsoft to do<text:s/></text:h>
        <text:p text:style-name="Standaard">Planningen maken met wat ik deze week allemaal zou moeten afkrijgen. De belangerijkste dingen zo snel mogelijk klaar krijgen.</text:p>
        <text:h text:style-name="Kop4" text:outline-level="4">API</text:h>
        <text:p text:style-name="Standaard">Uitleg over hoe dat ik een api ga moeten maken en waar we dit allemaal voor kunnen gebruiken.</text:p>
        <text:p text:style-name="Standaard"/>
        <text:p text:style-name="Standaard"/>
        <text:p text:style-name="P119"/>
        <text:p text:style-name="P120">Noteer hier met ondertitels welke taken je uitgevoerd hebt. Dit kan het uitvoeren van een praktische taak zijn of het bestuderen/aanleren van een nieuwe technologie/techniek.</text:p>
        <text:p text:style-name="Standaard"><text:span text:style-name="T121">Licht onder de ondertitel toe wat je juist gedaan hebt.</text:span></text:p>
        <text:h text:style-name="Kop3" text:outline-level="3">Verloop</text:h>
        <text:h text:style-name="Kop4" text:outline-level="4">Bulma &amp; CSS &amp; html</text:h>
        <text:p text:style-name="Standaard">Deze taak verliep beter dan de week ervoor. Deze week heb ik een hele nieuwe design gemaakt voor de website maar had CSS,HTML en javascript allemaal te samen gedaan en kon ik er soms niet meer aan uit. Daarom moest ik de website nog eens terug van nul<text:s/>maken en eerst beginnen met HTML daarna CSS als dat klaar was mocht ik bulma gaan gebruiken en als allerlaatste mocht ik er javascript aan toevoegen. Dit heeft me geholpen om code beter te sorteren. En heeft me ook geleerd dat op 1 ding focusen beter is om<text:s/>er met je gedachten bij te blijven. Hierdoor was men code ook beter vindbaar en wist ik wat ik gedaan heb en waar<text:s/><text:soft-page-break/>ik nu mee moest beginnen. Ik deet deze taak in het begin niet zo graag omdat ik veel aan het knoeien was. Maar na een tijd begon ik het beter<text:s/>te snappen en werd het steeds maar leuker om mee te werken. Het responsive maken van de website vond ik heel moeilijk om goed te krijgen. Het verliep helemaal niet vlot maar na er een paar uren er aan te zitten heb ik het toch werkend gekregen voor op de<text:s/>gsm. Als ik het responsive maken van de website terug zou mogen doen zou ik er eerst een uitgebreide tutorial over willen zien.</text:p>
        <text:h text:style-name="Kop4" text:outline-level="4">VUE framework</text:h>
        <text:p text:style-name="Standaard">Ik had een video moeten bekijken van vue framework omdat dit bedrijf hiermee werkt. Hieruit heb ik verschillende basis methoden geleerd. En hoe dat men functies er in kunnen gebruiken. Ik vond het leuk om deze videos te bekijken omdat ze goed en duidelijk werden uitgelegd. Ik heb wel nog niet alle videos hiervan bekeken want het zijn er wel veel.</text:p>
        <text:h text:style-name="Kop4" text:outline-level="4">Microsoft to do<text:s/></text:h>
        <text:p text:style-name="Standaard">Van<text:s/>mijn stage-begeleider moest ik planningen maken voor de volgende dag. In het begin ging het wat moeizaam om alles goed te sorteren en inschatten wat ik allemaal wil doen . Maar als ik iets nieuw te binnen krijg zet ik dit metteen in mijn to-do list. De datum ervan kan ik zelf later bepalen. Hieruit heb ik geleerd dat ik veel dingen veel minder snel vergeet omdat ik het meteen in mijn to-do list zet.<text:line-break/>Ik kan ook meteen bepalen welke taken dat er belangerijk zijn en die als eerste afwerken. Omdat ik het beste<text:s/>werk in het begin van de dag.</text:p>
        <text:h text:style-name="Kop4" text:outline-level="4">API</text:h>
        <text:p text:style-name="Standaard">Een collega heeft me kort wat meer uitgelegd over api’s. En laten zien hoe dat het werkte in code.Hij heeft gezegd dat we een api gaan maken voor de website en deze ook gaan gebruiken. Het ging wat moeizaam om het te<text:s/>volgen omdat ik beter leer door trial and error en het al lang geleden was dat ik het nog eens gedaan had.</text:p>
        <text:p text:style-name="P122">Herhaal de ondertitels (copy/paste) en beschrijf voor iedere taak hoe die verlopen is. Ging het wat moeizamer of ging het veeleer vlotjes en waarom?<text:s/>Wat heb je tijdens de taak bijgeleerd?<text:line-break/>Heb je de taak volledig kunnen uitvoeren? Indien niet, waarom?</text:p>
        <text:p text:style-name="P123">In je job is niet alles even tof en interessant. Deed je deze taak graag of lag ze je wat minder? Waarom?<text:s/></text:p>
        <text:p text:style-name="Standaard"><text:span text:style-name="T124">Indien je de taak opnieuw moest uitvoeren, zou<text:s/></text:span><text:span text:style-name="T125">je het dan op dezelfde manier aanpakken of zou je het anders doen?</text:span></text:p>
        <text:h text:style-name="Kop3" text:outline-level="3">Zelfreflectie</text:h>
        <text:p text:style-name="Standaard">Instructies:</text:p>
        <text:list text:style-name="LFO23" text:continue-numbering="true">
          <text:list-item>
            <text:p text:style-name="P126">Het maken van een to-do lijst. Als er iets binnenspringt om te doen meteen ergens neer schrijven zodat je het niet vergeet.</text:p>
          </text:list-item>
          <text:list-item>
            <text:p text:style-name="P127">80/20 regel: 20% van de taken die je doet zijn echt belangerijk en die zou je het eerst van de dag moeten doen.</text:p>
          </text:list-item>
          <text:list-item>
            <text:p text:style-name="P128">De belangerijkste taken opdelen en het allerbelangerijkste als eerste doen van de dag daarna de 2<text:span text:style-name="T129">de</text:span><text:s/>belangerijkste enz,...</text:p>
          </text:list-item>
        </text:list>
        <text:p text:style-name="Standaard">Begeleiding:</text:p>
        <text:list text:style-name="LFO24" text:continue-numbering="true">
          <text:list-item>
            <text:p text:style-name="P130">Juiste structuur brengen in design =&gt; alles zien als een grid en alles op de zelfde hoogte aflijnen of lengte. (Oogt beter en ziet er minder chaoutisch uit.)</text:p>
          </text:list-item>
          <text:list-item>
            <text:p text:style-name="P131">Font awesome kunnen gebruiken in code. Door middel van documentatie en tutorials.</text:p>
          </text:list-item>
          <text:list-item>
            <text:p text:style-name="P132">Niet alles door elkaar doen =&gt; 1 ding focusen</text:p>
          </text:list-item>
        </text:list>
        <text:p text:style-name="Standaard">Zelfstandig:</text:p>
        <text:list text:style-name="LFO25" text:continue-numbering="true">
          <text:list-item>
            <text:p text:style-name="P133">Vue.js shortcuts,methoden,functies. Bijgeleerd door tutorials.</text:p>
          </text:list-item>
          <text:list-item>
            <text:p text:style-name="P134">Responsive maken website. Heb ik geleerd door veel fouten te maken.</text:p>
          </text:list-item>
          <text:list-item>
            <text:p text:style-name="P135">Blindloos typen.</text:p>
          </text:list-item>
          <text:list-item>
            <text:p text:style-name="P136">Embedden van google maps in code. Documentatie heeft me hierbij geholpen.</text:p>
          </text:list-item>
        </text:list>
        <text:p text:style-name="Standaard"/>
        <text:p text:style-name="P137">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text:s/>en al dan niet onder begeleiding oplossen).</text:p>
        <text:p text:style-name="P138">Beschrijf je evolutie ten opzichte van je toekomstige professionele leven:</text:p>
        <text:list text:style-name="LFO26" text:continue-numbering="true">
          <text:list-item>
            <text:p text:style-name="P139">Hoe is <text:s/>je beeld ten opzichte van je toekomstige job geëvolueerd?</text:p>
          </text:list-item>
          <text:list-item>
            <text:p text:style-name="P140">Zijn er dingen in het dagdagelijkse werk, waarvan je niet verwacht had<text:s/>dat ze met je job te maken hebben? Zo ja, welke precies?<text:s/></text:p>
          </text:list-item>
          <text:list-item>
            <text:p text:style-name="P141">In welke mate heb je nog veel te leren op je huidige werkplek? (denk hierbij niet alleen aan het technische, maar zeker ook aan de soft skills)</text:p>
          </text:list-item>
        </text:list>
        <text:h text:style-name="Kop2" text:outline-level="2">Week 04</text:h>
        <text:h text:style-name="Kop3" text:outline-level="3">Technisch inhoudelijk</text:h>
        <text:h text:style-name="Kop4" text:outline-level="4">Vue.js</text:h>
        <text:p text:style-name="Standaard">In het<text:s/>begin van de week heb ik nog een paar videos bekeken over wat je met vue kunt doen. Erna heb ik er een beetje mee geoefend.</text:p>
        <text:h text:style-name="Kop4" text:outline-level="4">Grid css</text:h>
        <text:p text:style-name="Standaard">Met de feedback dat ik gekregen heb op mijn website moest ik wat documentatie lezen over grid, en een paar tutorials bekijken.</text:p>
        <text:soft-page-break/>
        <text:h text:style-name="Kop4" text:outline-level="4">Flexbox css</text:h>
        <text:p text:style-name="Standaard">Met de feedback dat ik gekregen heb op mijn website moest ik wat documentatie lezen over flexbox, en een paar tutorials bekijken.</text:p>
        <text:p text:style-name="Standaard"/>
        <text:h text:style-name="Kop4" text:outline-level="4">PGP protocol</text:h>
        <text:p text:style-name="P142">Bestuderen werking pretty good privacy protocol</text:p>
        <text:h text:style-name="Kop3" text:outline-level="3">Verloop</text:h>
        <text:h text:style-name="Kop4" text:outline-level="4">Vue.js</text:h>
        <text:p text:style-name="Standaard">De documentatie<text:s/>doornemen verliep trager en moeizamer dan de tutorials ervan te bekijken. Ookal staat er veel informatie in de documentatie, hieruit leer ik veel trager en spreekt het me minder aan. Tijdens de taak heb ik bijgeleerd dat documentatie toch heel belangerijk<text:s/>is . Enkele informatie die ik nodig had stond er gemakkelijk omschreven. En ik heb er ook uitgeleerd dat ik vooraleer vragen stel aan collegas dat ik het moet opzoeken in de documentatie.</text:p>
        <text:h text:style-name="Kop4" text:outline-level="4">Grid css</text:h>
        <text:p text:style-name="Standaard">Ik had wat feedback gekregen op mijn website, uit deze feedback moest ik de site terug op nieuw maken maar dan zonder bulma,bootstrap,... . De site moest ik opbouwen met behulp van grids en flexboxes. Vooraleer ik er mee begon moest ik er wat van opzoeken omdat ik er niet eerder mee gewerkt had. De dag dat ik er mee begon verliep alles heel moeizaam. Maar de volgende dag ging het al wat beter. Ik heb grid minder gebruikt dan flexbox, omdat ik persoonlijk vond dat flexbox op de meeste items beter van toepassing was.</text:p>
        <text:h text:style-name="Kop4" text:outline-level="4">Flexbox css</text:h>
        <text:p text:style-name="Standaard">Door de feedback heb ik wat videos en<text:s/>documentatie bekeken over flexbox. Zoals grid ging het in het begin heel traag om het te begrijpen maar met elke dag er aan te werken begon het vlotter en vlotter te gaan. In het begin toen ik de opdracht moest uitvoeren vond ik het helemaal niet leuk omdat ik steeds tegen een ‘muur’ liep. Maar eens ik er beter mee bekent was geraakt werd het leuker.</text:p>
        <text:p text:style-name="Standaard">Uit deze taak heb ik wat meer inzicht gekregen van hoe dat ik een website zou kunnen maken met behulp van flexboxes en grid. Ik heb er ook uit geleerd hoe dat<text:s/>ik met flex-box te werk moet gaan.<text:s/></text:p>
        <text:h text:style-name="Kop4" text:outline-level="4">PGP protocol</text:h>
        <text:p text:style-name="Standaard">Voor encryptie kwam ik ook handtekeningen tegen in encryptie. Maar had hier enkele vragen over omdat dit niet heel duidelijk was. Over dit onderwerp heb ik wat meer uitleg gevraagd en werd dit duidelijk om te begrijpen.</text:p>
        <text:h text:style-name="Kop3" text:outline-level="3">Zelfreflectie</text:h>
        <text:p text:style-name="Standaard">Instructies:</text:p>
        <text:soft-page-break/>
        <text:p text:style-name="Standaard">/</text:p>
        <text:p text:style-name="Standaard">Begeleiding:</text:p>
        <text:list text:style-name="LFO24" text:continue-numbering="true">
          <text:list-item>
            <text:p text:style-name="P143">Documentatie lezen.</text:p>
          </text:list-item>
          <text:list-item>
            <text:p text:style-name="P144">Lange termijn goals zetten.</text:p>
          </text:list-item>
          <text:list-item>
            <text:p text:style-name="P145">PGP protocol</text:p>
          </text:list-item>
        </text:list>
        <text:p text:style-name="Standaard">Zelfstandig:</text:p>
        <text:list text:style-name="LFO25" text:continue-numbering="true">
          <text:list-item>
            <text:p text:style-name="P146">Vue.js shortcuts,methoden,functies.</text:p>
          </text:list-item>
          <text:list-item>
            <text:p text:style-name="P147">Responsive maken website behulp met flexbox en grid.</text:p>
          </text:list-item>
        </text:list>
        <text:h text:style-name="Kop2" text:outline-level="2">Week 05</text:h>
        <text:h text:style-name="Kop3" text:outline-level="3">Technisch<text:s/>inhoudelijk</text:h>
        <text:h text:style-name="Kop4" text:outline-level="4">Gesprek met Kilian</text:h>
        <text:p text:style-name="Standaard">Gesprek over stage, stageopdracht, stageplek,...</text:p>
        <text:h text:style-name="Kop4" text:outline-level="4">CMS</text:h>
        <text:p text:style-name="Standaard">Documentatie CMS Umbraco doornemen, opzoeken waarvoor het gebruikt word.</text:p>
        <text:h text:style-name="Kop4" text:outline-level="4">Javascript</text:h>
        <text:p text:style-name="Standaard">Met javascript enkele functies toevoegen aan de website.</text:p>
        <text:h text:style-name="Kop4" text:outline-level="4">Vue</text:h>
        <text:p text:style-name="Standaard">Een project starten met vue</text:p>
        <text:h text:style-name="Kop4" text:outline-level="4">Api</text:h>
        <text:p text:style-name="Standaard">Research api<text:s/></text:p>
        <text:p text:style-name="Standaard"/>
        <text:p text:style-name="Standaard"/>
        <text:p text:style-name="Standaard"/>
        <text:p text:style-name="P148">Noteer hier met ondertitels welke taken je uitgevoerd hebt. Dit kan het uitvoeren van een praktische taak zijn of het bestuderen/aanleren van een nieuwe technologie/techniek.</text:p>
        <text:p text:style-name="Standaard"><text:span text:style-name="T149">Licht onder de ondertitel toe wat je juist gedaan hebt.</text:span></text:p>
        <text:soft-page-break/>
        <text:h text:style-name="Kop3" text:outline-level="3">Verloop</text:h>
        <text:h text:style-name="Kop4" text:outline-level="4">Gesprek met Kilian</text:h>
        <text:p text:style-name="Standaard">Het gesprek verliep goed, ik was wel heel nerveus. Tijdens het gesprek heb ik wat meer bijgeleerd over CMS, hoe dat ik het beste mijn gegevens uit de databank verwijder met tijd. En ook hoe dat ik het beste mijn presentatie zou moeten aanpakken. Hierbij zou ik veel tijd moeten steken op de beveiliging van de website omdat dit toch het belangerijkste onderdeel is.</text:p>
        <text:h text:style-name="Kop4" text:outline-level="4">CMS</text:h>
        <text:p text:style-name="Standaard">Deze taak verliep goed in het begin maar na de tijd ging het slechter. Documentatie geconcentreerd lezen voor een lange tijd gaat bij mij heel moeilijk.<text:line-break/>Maar gelukkig heb ik tijdens de documentatie ook een beetje kunnen oefenen met umbraco. Hieruit heb veel geleerd waarom men een CMS gebruikt =&gt; zodat de klant er gemakkelijk mee kan omgaan en van alles kan aanpassen zonder dat hij naar de code hoeft te kijken. Ik heb geleerd dat men html in een master template kan steken en dat op elke pagina kan gebruiken, dit is bijvoorbeeld handig voor de footer en de navbar. Hierdoor hoef je de code maar 1 keer aan te passen ipv op elke pagina het te veranderen. Ik heb geleerd hoe dat men foto’s toevoegd met umbraco. Ik heb geleerd hoe dat men property’s op verschillende pagina’s kunnen gebruiken met de zelfde naam met behulp van composities. Hoe men users kan toevoegen en members. Ik kan nieuwe pagina’s aanmaken en aanpasseb.Ik kan met umbraco werken maar er zijn nog veel dingen dat ik kan bijleren. Ik heb niet heel de documentatie over umbraco kunnen doorlopen omdat dit gewoon te veel is.<text:s/><text:line-break/>Deze taak deet ik minder graag omdat ik 3-4 uur de documentatie aan het lezen was zonder te stoppen. Dit zorgde ervoor dat ik niet meer geconcentreerd bezig was hierdoor moest ik veel terug lezen. Door er zolang mee bezig te zijn in 1 trek heb ik ondervonden dat ik maar 30 min – 1 uur echt geconcentreerd kan bezig zijn met het lezen van documentatie. Daarna zou ik even een kwartiertje iets anders moeten doen en dan terug de documentatie lezen. Dit zou ik doen als ik de taak terug op nieuw zou moeten doen.</text:p>
        <text:h text:style-name="Kop4" text:outline-level="4">Javascript</text:h>
        <text:p text:style-name="Standaard">Ik heb voor de website terug een nieuwe navbar gemaakt, voor op kleinere schermen moest ik javascript gebruiken om een hamburger icoon te laten werken.<text:line-break/>Dit verliep op een normaal tempo maar ik liep veel tegen muren waar ik even vast zat.</text:p>
        <text:p text:style-name="Standaard">Met javascript heb ik ook een checkbox gemaakt waarbij<text:s/>als men het aanvinkt dat het wachtwoord veld zichtbaar is en wanneer het niet aangevinkt is is de textarea gedisabled.</text:p>
        <text:p text:style-name="Standaard">Dit deed ik graag, ik leer graag nieuwe dingen bij en ben nog niet zo heel bekend met javascript.</text:p>
        <text:h text:style-name="Kop4" text:outline-level="4">Vue</text:h>
        <text:p text:style-name="Standaard">Nadat ik de navbar en de<text:s/>checkbox functie had gemaakt in javascript had ik het moeten vervormen zodat het met een vue applicatie zou kunnen werken. Hiervoor<text:s/><text:soft-page-break/>moest ik veel opzoeken en verliep het traag maar uiteidelijk heb ik de navbar kunnen maken. Nadat ik de navbar had gemaakt kon ik grotendeels van de code hergebruiken voor de checkbox functie.</text:p>
        <text:h text:style-name="Kop4" text:outline-level="4">Api</text:h>
        <text:p text:style-name="Standaard">Als laatste had ik wat opzoek werk gedaan hoe dat ik een api kan gebruiken in een vue applicatie zonder echt een applicatie te gebruiken maar een script van vue. Hierbij heb ik helaas<text:s/>nog niets op gevonden. Daardoor heb ik een tutorial gevolgd voor gegevens optehalen uit een api. Maar dit heb ik nog niet helemaal afgekregen.</text:p>
        <text:p text:style-name="Standaard">Ik vind werken met api’s heel interessant omdat dit iets heel belangerijk is voor een website en omdat men er heel veel dingen mee kan doen.</text:p>
        <text:p text:style-name="Standaard"/>
        <text:h text:style-name="Kop3" text:outline-level="3">Zelfreflectie</text:h>
        <text:p text:style-name="Standaard">Instructies:</text:p>
        <text:list text:style-name="LFO27" text:continue-numbering="true">
          <text:list-item>
            <text:p text:style-name="P150">Navbar van javascript omvormen naar vue code. Hierbij heb ik lang stilgestaan, ik deed altijd iets fout maar uiteindelijk heb ik het samen met een collega gedaan en begreep ik wel waarvan het kwam. Daarna heb ik deze code gebruikt om nog enkele dingens aan te passen op de website.</text:p>
          </text:list-item>
        </text:list>
        <text:p text:style-name="Standaard">Begeleiding:<text:s/></text:p>
        <text:list text:style-name="LFO28" text:continue-numbering="true">
          <text:list-item>
            <text:p text:style-name="P151">Enkele soorten cms: Umbraco, Drupal, Wordpress,...</text:p>
          </text:list-item>
        </text:list>
        <text:p text:style-name="Standaard">Zelfstandig:</text:p>
        <text:list text:style-name="LFO25" text:continue-numbering="true">
          <text:list-item>
            <text:p text:style-name="P152"><text:span text:style-name="T153">Toevoegen</text:span><text:s/>document types, media, property’s en editors in umbraco. Door behulp van de documentatie van umbraco.</text:p>
          </text:list-item>
          <text:list-item>
            <text:p text:style-name="P154"><text:span text:style-name="T155">Api gegevens ophalen</text:span><text:s/>Door middel van tutorials op youtube.</text:p>
          </text:list-item>
          <text:list-item>
            <text:p text:style-name="P156"><text:span text:style-name="T157">Toevoegen</text:span><text:s/>members, users met umbraco.</text:p>
          </text:list-item>
        </text:list>
        <text:p text:style-name="P158"/>
        <text:p text:style-name="Standaard">Leren:</text:p>
        <text:p text:style-name="Standaard">Op de werkplek zou ik meer moeten communiceren. Soms zit ik vast ergens en duurt het lang vooraleer ik het opgelost krijg. Als ik het<text:s/>vraag aan een mede collega zou dit veel minder tijd kosten.<text:s/></text:p>
        <text:p text:style-name="P159"/>
        <text:h text:style-name="Kop2" text:outline-level="2">Week 06</text:h>
        <text:h text:style-name="Kop3" text:outline-level="3">Technisch inhoudelijk</text:h>
        <text:h text:style-name="Kop4" text:outline-level="4">CMS</text:h>
        <text:p text:style-name="Standaard">Documentatie CMS Umbraco doornemen, Modelbuilder,….</text:p>
        <text:soft-page-break/>
        <text:h text:style-name="Kop4" text:outline-level="4">API Visual Studio Code</text:h>
        <text:p text:style-name="Standaard">Ophalen van gegevens via een web api</text:p>
        <text:h text:style-name="Kop4" text:outline-level="4">Api Visual Studio 2022</text:h>
        <text:p text:style-name="Standaard">Api Maken met<text:s/>Visual Studio .Net Core, Hashen van gegevens met een api</text:p>
        <text:h text:style-name="Kop3" text:outline-level="3">Verloop</text:h>
        <text:h text:style-name="Kop4" text:outline-level="4">CMS</text:h>
        <text:p text:style-name="Standaard">Maandag heb ik een korte uitleg gekregen van Damiaan hoe dat ik moet werken met Umbraco, Deze tutorial ging vlot omdat ik grotendeels alles al had gelezen in de documentatie van Umbraco .<text:s/>Ik heb er wel enkele dingen uit geleerd: waarvoor men child-nodes ,recursive zou gebruiken in umbraco. Waarom dat we extra werk doen om een CMS van de HTML te maken (Zodat de klant/persoon gemakkelijk gegevens kan aanpassen zonder dat hij in de back-end iets moet aanpassen.).<text:s/><text:line-break/>Ik heb heel lang vast gezeten met het genereren van Models, hierbij had ik de documentatie vaak terug gelezen en de fout opgezocht maar niets werkte.<text:s/><text:line-break/>Ik had de applicatie ook een paar keer teruggemaakt omdat het steeds niet bleef werken. Maar uiteindelijk had ik de fout gevonden en kon ik wel men models genereren. Deze taak vind ik wat minder dan alle andere taken, omdat het nieuw voor mij is maak ik heel veel fouten en loop ik vaak tegen een muur daarom vind ik deze opdracht minder<text:s/>interessant dan andere taken die ik heb moeten doen.</text:p>
        <text:h text:style-name="Kop4" text:outline-level="4">API Visual Studio Code</text:h>
        <text:p text:style-name="Standaard">Om mijn website te gaan maken moet ik er voor zorgen dat ik gegevens kan enctypteren met behulp van een Api. Hierdoor heb ik eerst een tutorial gevolgd over hoe dat men gegevens kan ophalen uit een API. Met behulp van javascript heb ik gegevens kunnen ophalen van een webAPI. Dit ging gemakkelijker dan ik had verwacht.</text:p>
        <text:h text:style-name="Kop4" text:outline-level="4">Api Visual Studio 2022</text:h>
        <text:p text:style-name="Standaard">Voor mijn project moet ik een API maken waarbij ik gegevens moet gaan encrypteren en decrypteren. Hierbij heb ik een video gekregen van een collega waarbij er duidelijk uitgelegd in word hoe dat men een API kan maken met behulp van Visual Studio.net core. Door deze video heb ik al een beetje inzicht gekregen hoe dat men gegevens kan ophalen, verwijderen, updaten, toevoegen. Nadat ik dit bekeken had heb ik wat meer opgezocht over hoe dat men kan hashen met een API en heb ik een kleine applicatie gemaakt waarbij men het wachtwoord al kan hashen en een key genereren met behulp van Jason Web Tokens. Toen dat ik de applicatie had gemaakt en had laten nakijken moest ik een paar dingen verplaatsen. Hierbij heb ik geleerd over Collection interfaces. Ze zijn superhandig voor grotere projecten omdat men dan verschillende methodes kan hergebruiken maar ik denk<text:s/>voor mijn project dat dit een beetje te veel is.</text:p>
        <text:h text:style-name="Kop3" text:outline-level="3">Zelfreflectie</text:h>
        <text:p text:style-name="Standaard">Instructies:/</text:p>
        <text:soft-page-break/>
        <text:p text:style-name="Standaard">Begeleiding:<text:s/></text:p>
        <text:list text:style-name="LFO28" text:continue-numbering="true">
          <text:list-item>
            <text:p text:style-name="P160"><text:span text:style-name="T161">Cms:<text:s/></text:span>toepassing child nodes en waarvoor ze handig zijn. Enkele basics die men met Umbraco kan doen. Door middel van uitleg Damiaan.</text:p>
          </text:list-item>
          <text:list-item>
            <text:p text:style-name="P162"><text:span text:style-name="T163">Collection Interfaces:</text:span><text:s/>Ik had methodes staan in mijn controller wat niet mag voor een API. Hierdoor heeft een collega me geholpen om een interface te bouwen en een legde hij me kort uit waarvoor ze gebruikt worden.</text:p>
          </text:list-item>
        </text:list>
        <text:p text:style-name="Standaard">Zelfstandig:</text:p>
        <text:list text:style-name="LFO25" text:continue-numbering="true">
          <text:list-item>
            <text:p text:style-name="P164"><text:span text:style-name="T165">Api gegevens ophalen</text:span><text:s/>Door middel van tutorials op youtube. Heb ik gegevens opgeroepen van een api met behulp van een scipt.</text:p>
          </text:list-item>
          <text:list-item>
            <text:p text:style-name="P166"><text:span text:style-name="T167">Api maken<text:s/></text:span>om data te encrypteren met behulp van Jason Web Tokens.</text:p>
          </text:list-item>
        </text:list>
        <text:p text:style-name="P168"/>
        <text:p text:style-name="Standaard">Leren:</text:p>
        <text:p text:style-name="Standaard">Op de werkplek zou ik meer moeten commiten. Ik heb deze week een fout gemaakt waarbij ik de code helemaal terug moest<text:s/>schrijven omdat ik niet gecomit had. Had ik dit wel gedaan kon ik terug gaan naar de comit en de tijd die ik verspilt had kon ik gebruiken om verder te werken aan de api.<text:s/></text:p>
        <text:h text:style-name="Kop2" text:outline-level="2">Week 07</text:h>
        <text:h text:style-name="Kop3" text:outline-level="3">Technisch inhoudelijk</text:h>
        <text:h text:style-name="Kop4" text:outline-level="4">CMS</text:h>
        <text:p text:style-name="Standaard">Documentatie CMS Umbraco doornemen, BlockList, Grid,...</text:p>
        <text:h text:style-name="Kop4" text:outline-level="4">API Visual Studio Code</text:h>
        <text:p text:style-name="Standaard">Ophalen van gegevens via een web api, maken encryptie en decryptie api</text:p>
        <text:h text:style-name="Kop4" text:outline-level="4">Collection Services</text:h>
        <text:p text:style-name="Standaard">Collection services maken voor api applicaties</text:p>
        <text:p text:style-name="Standaard"/>
        <text:h text:style-name="Kop3" text:outline-level="3">Verloop</text:h>
        <text:h text:style-name="Kop4" text:outline-level="4">CMS</text:h>
        <text:p text:style-name="Standaard">Voor CMS heb ik documentatie moeten bekijken van blocklist, dit heb ik<text:s/>ook gebruikt op mijn project maar weet nog niet helemaal goed waarvoor men dit zou gebruiken. Ik heb geprobeert om de grid die niet luistert naar de css van mijn website te maken maar helaas ben ik hier niet ver mee gekomen. Omdat het wat stroef ging heeft<text:s/>een collega me een korte uilteg gegeven hoe dat ik interfaces kan gebruiken in cms en methodes met behulp van compositions. Ik heb de website helemaal al in het cms back-end geschreven. Enkel zou ik dit nog moeten<text:s/><text:soft-page-break/>schrijven in mijn visual studio project.<text:s/>Ik vind het interessant maar het is heel moeilijk om het te leren en ik zie geen snelle vooruitgang wat me hiervoor demotiveert.</text:p>
        <text:h text:style-name="Kop4" text:outline-level="4">API Visual Studio Code</text:h>
        <text:p text:style-name="Standaard">Voor de API heb ik nog een paar encryptie en decryptie applicaties geschreven, omdat ik persoonlijk het<text:s/>encrypteren met jwt wat te ingewikkeld vind. Het is ook moeilijk om er aanpassingen aan te geven, en normaal met encrypteren is het geëncrypteerd deel altijd hetzelfde wat niet het geval was bij Jwt. Daarom heb ik een applicatie gemaakt met symmetrische encryptie waarbij men gewoon een tekst kan invoeren, dit word geëncrypteerd en kon men het bericht ook decrypteren er na. Dit was wel altijd hetzelfde, maar voor beveiliging redenen denk ik niet dat symmetrisch encrypteren goed is voor de website die ik aan<text:s/>het maken ben. Het kan wel gebruikt worden als de berichten niet opgeslagen worden.</text:p>
        <text:h text:style-name="Kop4" text:outline-level="4">Collection Services</text:h>
        <text:p text:style-name="Standaard">Voor de api applicatie wat beter en gestructureerd te plaatsen heb ik op elke applicatie nog wat geoefent met Collection Services. Ik vond het heel interessant om mee te werken omdat het heel handig is voor grotere projecten, maar ook omdat alles beter weggestoken en ordelijker eruitziet. In het begin ging het wat moeizaam om alles werkende te hebben maar eens ik het een paar keer deet ging het beter en beter.</text:p>
        <text:p text:style-name="Standaard"/>
        <text:p text:style-name="Standaard"/>
        <text:h text:style-name="Kop3" text:outline-level="3">Zelfreflectie</text:h>
        <text:p text:style-name="Standaard">Instructies: Door Damiaan ben ik meer compositions beginnen te gebruiken met umbraco, zodat ik meerdere tabs kan hergebruiken op verschillende pagina’s. Hierdoor zag alles er meer gestructureerd en ordelijk er uit.</text:p>
        <text:p text:style-name="Standaard">Begeleiding:<text:s/></text:p>
        <text:list text:style-name="LFO28" text:continue-numbering="true">
          <text:list-item>
            <text:p text:style-name="P169"><text:span text:style-name="T170">Cms:<text:s/></text:span>toepassing child nodes en waarvoor ze handig zijn. Enkele basics die men met Umbraco kan doen. Door middel van uitleg Damiaan.</text:p>
          </text:list-item>
          <text:list-item>
            <text:p text:style-name="P171"><text:span text:style-name="T172">Collection Interfaces:</text:span><text:s/>Ik had methodes staan in mijn controller wat niet mag voor een API. Hierdoor heeft een collega me geholpen<text:s/>om een interface te bouwen en een legde hij me kort uit waarvoor ze gebruikt worden.</text:p>
          </text:list-item>
        </text:list>
        <text:p text:style-name="Standaard">Zelfstandig:</text:p>
        <text:list text:style-name="LFO25" text:continue-numbering="true">
          <text:list-item>
            <text:p text:style-name="P173"><text:span text:style-name="T174">Api gegevens ophalen</text:span><text:s/>Door middel van tutorials op youtube. Heb ik gegevens opgeroepen van een api met behulp van een scipt.</text:p>
          </text:list-item>
          <text:list-item>
            <text:p text:style-name="P175"><text:span text:style-name="T176">Api maken<text:s/></text:span>om data te encrypteren<text:s/>met behulp van Jason Web Tokens.</text:p>
          </text:list-item>
        </text:list>
        <text:p text:style-name="P177"/>
        <text:soft-page-break/>
        <text:h text:style-name="Kop2" text:outline-level="2">Week 08</text:h>
        <text:h text:style-name="Kop3" text:outline-level="3">Technisch inhoudelijk</text:h>
        <text:h text:style-name="Kop4" text:outline-level="4">CMS</text:h>
        <text:p text:style-name="Standaard">Documentatie CMS media kunnen gebruiken, grids, alle front-end naar razor omzetten.<text:s/>Werken met elements, front-end beter sorteren.</text:p>
        <text:h text:style-name="Kop4" text:outline-level="4">API Visual studio</text:h>
        <text:p text:style-name="Standaard">Gemaakte api’s laten nakijken, verbeteren fouten.</text:p>
        <text:h text:style-name="Kop4" text:outline-level="4">MySQL</text:h>
        <text:p text:style-name="Standaard">Bekijken hoe dat men<text:s/>gegevens verwijdert in een databank, herhaling werken met databank</text:p>
        <text:h text:style-name="Kop3" text:outline-level="3">Verloop</text:h>
        <text:h text:style-name="Kop4" text:outline-level="4">CMS</text:h>
        <text:p text:style-name="Standaard">Documentatie CMS media kunnen gebruiken, grids, alle front-end naar razor omzetten. Werken met elements, front-end beter sorteren.</text:p>
        <text:h text:style-name="Kop4" text:outline-level="4">API Visual studio</text:h>
        <text:p text:style-name="Standaard">In het begin van de week heb ik mijn api’s laten nakijken door domien. De applicatie waarmee ik symmetrisch encrypteer was goed gemaakt. Maar er waren veel fouten bij de assymetrische encryptie. Wanneer men een geëncrypteerde bericht hadden en dezelfde code terug decrypteren nadat we de applicatie hadden herstart kon het het gedecrypteerd bericht niet terug geven. Ik heb ook te veel async gegeven aan mijn api’s waardoor het niet helemaal klopte. Omdat het dan steeds om hetzelfde bericht gaat. En als er meerdere berichten gaan aangemaakt worden word alles ineens verwijdert.</text:p>
        <text:h text:style-name="Kop4" text:outline-level="4">MySQL</text:h>
        <text:p text:style-name="Standaard">In het begin van de week heb ik ook nog met Damiaan wat SQL herbekeken omdat dit wat minder was bij mijn stage interview. Hierbij had hij enkele vragen gesteld zoals welk de 4 belangerijkste functies zijn in sql en ik kon niet op ze allemaal komen. Insert was de enigste dat ik niet wist na een tijdje. Hierbij had hij van een klant een mailtje gekregen om zijn gegevens te verwijderen. Hiervoor vroeg Damiaan hoe we het beste de gegevens konden verwijderen. Ik antwoorde erop dat hij het best de gegevens op null kon zetten omdat iets verwijderen in een groot project heel lang kan duren en niet altijd het simpelste is.<text:s/>Dit hebben we dan ook gedaan. Door deze herhaling heb ik mijn sql terug een beetje kunnen opfrissen. Daarna hebben we nog enkele database bugs opgelost. Wat me erg opviel was dat Damiaan metteen wist waardat alles stond in zijn code. Ik verschoot hier nog al van.</text:p>
        <text:soft-page-break/>
        <text:h text:style-name="Kop3" text:outline-level="3">Zelfreflectie</text:h>
        <text:p text:style-name="P178">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79">Beschrijf je evolutie ten opzichte van je toekomstige professionele leven:</text:p>
        <text:list text:style-name="LFO26" text:continue-numbering="true">
          <text:list-item>
            <text:p text:style-name="P180">Hoe is <text:s/>je beeld ten opzichte van je toekomstige job geëvolueerd?</text:p>
          </text:list-item>
          <text:list-item>
            <text:p text:style-name="P181">Zijn er dingen in het dagdagelijkse werk, waarvan je niet verwacht had dat ze met je job te maken hebben? Zo ja, welke precies?<text:s/></text:p>
          </text:list-item>
          <text:list-item>
            <text:p text:style-name="P182">In welke mate heb je nog veel te leren op je huidige werkplek? (denk hierbij niet alleen aan het technische, maar zeker ook aan de soft skills)</text:p>
          </text:list-item>
        </text:list>
        <text:h text:style-name="Kop2" text:outline-level="2">Week 09</text:h>
        <text:h text:style-name="Kop3" text:outline-level="3">Technisch inhoudelijk</text:h>
        <text:p text:style-name="P183">Noteer hier met ondertitels welke taken je uitgevoerd hebt. Dit kan het uitvoeren van een praktische taak zijn of het bestuderen/aanleren van een nieuwe technologie/techniek.</text:p>
        <text:p text:style-name="Standaard"><text:span text:style-name="T184">Licht onder de onde</text:span><text:span text:style-name="T185">rtitel toe wat je juist gedaan hebt.</text:span></text:p>
        <text:h text:style-name="Kop3" text:outline-level="3">Verloop</text:h>
        <text:p text:style-name="P186">Herhaal de ondertitels (copy/paste) en beschrijf voor iedere taak hoe die verlopen is. Ging het wat moeizamer of ging het veeleer vlotjes en waarom? Wat heb je tijdens de taak bijgeleerd?<text:line-break/>Heb je de taak<text:s/>volledig kunnen uitvoeren? Indien niet, waarom?</text:p>
        <text:p text:style-name="P187">In je job is niet alles even tof en interessant. Deed je deze taak graag of lag ze je wat minder? Waarom?<text:s/></text:p>
        <text:p text:style-name="Standaard"><text:span text:style-name="T188">Indien je de taak opnieuw moest uitvoeren, zou je het dan op dezelfde manier aanpakken of zou je het<text:s/></text:span><text:span text:style-name="T189">anders doen?</text:span></text:p>
        <text:h text:style-name="Kop3" text:outline-level="3">Zelfreflectie</text:h>
        <text:p text:style-name="P190">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191">Beschrijf je evolutie ten opzichte van je toekomstige professionele leven:</text:p>
        <text:list text:style-name="LFO26" text:continue-numbering="true">
          <text:list-item>
            <text:p text:style-name="P192">Hoe is <text:s/>je beeld ten opzichte van je toekomstige job geëvolueerd?</text:p>
          </text:list-item>
          <text:list-item>
            <text:p text:style-name="P193">Zijn er<text:s/>dingen in het dagdagelijkse werk, waarvan je niet verwacht had dat ze met je job te maken hebben? Zo ja, welke precies?<text:s/></text:p>
          </text:list-item>
          <text:list-item>
            <text:p text:style-name="P194">In welke mate heb je nog veel te leren op je huidige werkplek? (denk hierbij niet alleen aan het technische, maar zeker ook aan de soft skills)</text:p>
          </text:list-item>
        </text:list>
        <text:h text:style-name="Kop2" text:outline-level="2">Week 10</text:h>
        <text:h text:style-name="Kop3" text:outline-level="3">Technisch inhoudelijk</text:h>
        <text:p text:style-name="P195">Noteer hier met ondertitels welke taken je uitgevoerd hebt. Dit kan het uitvoeren van een praktische taak zijn of het bestuderen/aanleren van een nieuwe technologie/techniek.</text:p>
        <text:p text:style-name="Standaard"><text:span text:style-name="T196">Licht onder de ondertitel toe wat je<text:s/></text:span><text:span text:style-name="T197">juist gedaan hebt.</text:span></text:p>
        <text:h text:style-name="Kop3" text:outline-level="3">Verloop</text:h>
        <text:p text:style-name="P198">Herhaal de ondertitels (copy/paste) en beschrijf voor iedere taak hoe die verlopen is. Ging het wat moeizamer of ging het veeleer vlotjes en waarom? Wat heb je tijdens de taak bijgeleerd?<text:line-break/>Heb je de taak volledig kunnen uitvoeren?<text:s/>Indien niet, waarom?</text:p>
        <text:p text:style-name="P199">In je job is niet alles even tof en interessant. Deed je deze taak graag of lag ze je wat minder? Waarom?<text:s/></text:p>
        <text:p text:style-name="Standaard"><text:span text:style-name="T200">Indien je de taak opnieuw moest uitvoeren, zou je het dan op dezelfde manier aanpakken of zou je het anders doen?</text:span></text:p>
        <text:h text:style-name="Kop3" text:outline-level="3">Zelfreflectie</text:h>
        <text:p text:style-name="P20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02">Beschrijf je evolutie ten opzichte van je toekomstige professionele leven:</text:p>
        <text:list text:style-name="LFO26" text:continue-numbering="true">
          <text:list-item>
            <text:p text:style-name="P203">Hoe is <text:s/>je beeld ten opzichte van je toekomstige job geëvolueerd?</text:p>
          </text:list-item>
          <text:list-item>
            <text:p text:style-name="P204">Zijn er dingen in het dagdagelijkse werk, waarvan je niet verwacht had dat ze met je job te maken hebben? Zo ja, welke precies?<text:s/></text:p>
          </text:list-item>
          <text:list-item>
            <text:p text:style-name="P205">In welke mate heb je nog veel te leren op je huidige werkplek? (denk hierbij niet alleen aan het technische, maar zeker ook aan de soft skills)</text:p>
          </text:list-item>
        </text:list>
        <text:h text:style-name="Kop2" text:outline-level="2">Week 11</text:h>
        <text:h text:style-name="Kop3" text:outline-level="3">Technisch inhoudelijk</text:h>
        <text:p text:style-name="P206">Noteer hier met ondertitels welke taken je uitgevoerd hebt. Dit kan het uitvoeren van een praktische taak zijn of het bestuderen/aanleren van een nieuwe technologie/techniek.</text:p>
        <text:soft-page-break/>
        <text:p text:style-name="Standaard"><text:span text:style-name="T207">Licht onder de ondertitel toe wat je juist gedaan hebt.</text:span></text:p>
        <text:h text:style-name="Kop3" text:outline-level="3">Verloop</text:h>
        <text:p text:style-name="P20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09">In je job is niet alles even tof en interessant. Deed je deze taak graag of lag ze je wat minder? Waarom?<text:s/></text:p>
        <text:p text:style-name="Standaard"><text:span text:style-name="T210">Indien je de taak opnieuw moest uitvoeren, zou je het dan op dezelfde manier aanpakken of zou je het anders doen?</text:span></text:p>
        <text:h text:style-name="Kop3" text:outline-level="3">Zelfreflectie</text:h>
        <text:p text:style-name="P21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text:s/>oplopen en al dan niet onder begeleiding oplossen).</text:p>
        <text:p text:style-name="P212">Beschrijf je evolutie ten opzichte van je toekomstige professionele leven:</text:p>
        <text:list text:style-name="LFO26" text:continue-numbering="true">
          <text:list-item>
            <text:p text:style-name="P213">Hoe is <text:s/>je beeld ten opzichte van je toekomstige job geëvolueerd?</text:p>
          </text:list-item>
          <text:list-item>
            <text:p text:style-name="P214">Zijn er dingen in het dagdagelijkse werk, waarvan je niet verwacht had dat ze met je job te maken hebben? Zo ja, welke precies?<text:s/></text:p>
          </text:list-item>
          <text:list-item>
            <text:p text:style-name="P215">In welke mate heb je nog veel te leren op je huidige werkplek? (denk hierbij niet alleen aan het technische, maar zeker ook aan de soft skills)</text:p>
          </text:list-item>
        </text:list>
        <text:h text:style-name="Kop2" text:outline-level="2">Week 12</text:h>
        <text:h text:style-name="Kop3" text:outline-level="3">Technisch inhoudelijk</text:h>
        <text:p text:style-name="P216">Noteer hier<text:s/>met ondertitels welke taken je uitgevoerd hebt. Dit kan het uitvoeren van een praktische taak zijn of het bestuderen/aanleren van een nieuwe technologie/techniek.</text:p>
        <text:p text:style-name="Standaard"><text:span text:style-name="T217">Licht onder de ondertitel toe wat je juist gedaan hebt.</text:span></text:p>
        <text:h text:style-name="Kop3" text:outline-level="3">Verloop</text:h>
        <text:p text:style-name="P21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19">In je job is niet alles even tof en interessant. Deed je deze taak graag of lag ze je wat minder? Waarom?<text:s/></text:p>
        <text:soft-page-break/>
        <text:p text:style-name="Standaard"><text:span text:style-name="T220">Indien je de taak opnieuw moest uitvoeren, zou je het dan op dezelfde manier aanpakken of zou je het anders doen?</text:span></text:p>
        <text:h text:style-name="Kop3" text:outline-level="3">Zelfreflectie</text:h>
        <text:p text:style-name="P221">Het doel van “Projecten in het werkveld” en<text:s/>“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22">Beschrijf je evolutie ten opzichte van je toekomstige professionele leven:</text:p>
        <text:list text:style-name="LFO26" text:continue-numbering="true">
          <text:list-item>
            <text:p text:style-name="P223">Hoe is <text:s/>je beeld ten opzichte van je toekomstige job geëvolueerd?</text:p>
          </text:list-item>
          <text:list-item>
            <text:p text:style-name="P224">Zijn er dingen in het dagdagelijkse werk, waarvan je niet verwacht had dat ze<text:s/>met je job te maken hebben? Zo ja, welke precies?<text:s/></text:p>
          </text:list-item>
          <text:list-item>
            <text:p text:style-name="P225">In welke mate heb je nog veel te leren op je huidige werkplek? (denk hierbij niet alleen aan het technische, maar zeker ook aan de soft skills)</text:p>
          </text:list-item>
        </text:list>
        <text:h text:style-name="Kop2" text:outline-level="2">Week 13</text:h>
        <text:h text:style-name="Kop3" text:outline-level="3">Technisch inhoudelijk</text:h>
        <text:p text:style-name="P226">Noteer hier met ondertitels welke taken je uitgevoerd hebt. Dit kan het uitvoeren van een praktische taak zijn of het bestuderen/aanleren van een nieuwe technologie/techniek.</text:p>
        <text:p text:style-name="Standaard"><text:span text:style-name="T227">Licht onder de ondertitel toe wat je juist gedaan hebt.</text:span></text:p>
        <text:h text:style-name="Kop3" text:outline-level="3">Verloop</text:h>
        <text:p text:style-name="P228">Herhaal de ondertitels (copy/paste) en beschrijf<text:s/>voor iedere taak hoe die verlopen is. Ging het wat moeizamer of ging het veeleer vlotjes en waarom? Wat heb je tijdens de taak bijgeleerd?<text:line-break/>Heb je de taak volledig kunnen uitvoeren? Indien niet, waarom?</text:p>
        <text:p text:style-name="P229">In je job is niet alles even tof en interessant. Deed<text:s/>je deze taak graag of lag ze je wat minder? Waarom?<text:s/></text:p>
        <text:p text:style-name="Standaard"><text:span text:style-name="T230">Indien je de taak opnieuw moest uitvoeren, zou je het dan op dezelfde manier aanpakken of zou je het anders doen?</text:span></text:p>
        <text:h text:style-name="Kop3" text:outline-level="3">Zelfreflectie</text:h>
        <text:p text:style-name="P231">Het doel van “Projecten in het werkveld” en “Startende professional” is het opdoen van 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32">Beschrijf je evolutie ten opzichte van je toekomstige professionele leven:</text:p>
        <text:soft-page-break/>
        <text:list text:style-name="LFO26" text:continue-numbering="true">
          <text:list-item>
            <text:p text:style-name="P233">Hoe is <text:s/>je beeld ten opzichte van je toekomstige job geëvolueerd?</text:p>
          </text:list-item>
          <text:list-item>
            <text:p text:style-name="P234">Zijn er dingen in het dagdagelijkse werk, waarvan je niet verwacht had dat ze met je job te maken hebben? Zo<text:s/>ja, welke precies?<text:s/></text:p>
          </text:list-item>
          <text:list-item>
            <text:p text:style-name="P235">In welke mate heb je nog veel te leren op je huidige werkplek? (denk hierbij niet alleen aan het technische, maar zeker ook aan de soft skills)</text:p>
          </text:list-item>
        </text:list>
        <text:h text:style-name="Kop2" text:outline-level="2">Week 14</text:h>
        <text:h text:style-name="Kop3" text:outline-level="3">Technisch inhoudelijk</text:h>
        <text:p text:style-name="P236">Noteer hier met ondertitels welke taken je<text:s/>uitgevoerd hebt. Dit kan het uitvoeren van een praktische taak zijn of het bestuderen/aanleren van een nieuwe technologie/techniek.</text:p>
        <text:p text:style-name="Standaard"><text:span text:style-name="T237">Licht onder de ondertitel toe wat je juist gedaan hebt.</text:span></text:p>
        <text:h text:style-name="Kop3" text:outline-level="3">Verloop</text:h>
        <text:p text:style-name="P238">Herhaal de ondertitels (copy/paste) en beschrijf voor iedere<text:s/>taak hoe die verlopen is. Ging het wat moeizamer of ging het veeleer vlotjes en waarom? Wat heb je tijdens de taak bijgeleerd?<text:line-break/>Heb je de taak volledig kunnen uitvoeren? Indien niet, waarom?</text:p>
        <text:p text:style-name="P239">In je job is niet alles even tof en interessant. Deed je deze taak graag of lag ze je wat minder? Waarom?<text:s/></text:p>
        <text:p text:style-name="Standaard"><text:span text:style-name="T240">Indien je de taak opnieuw moest uitvoeren, zou je het dan op dezelfde manier aanpakken of zou je het anders doen?</text:span></text:p>
        <text:h text:style-name="Kop3" text:outline-level="3">Zelfreflectie</text:h>
        <text:p text:style-name="P241">Het doel van “Projecten in het werkveld” en “Startende professional” is het opdoen van<text:s/>praktische en technische kennis.<text:line-break/><text:line-break/>Schrijf hier neer wat je bijgeleerd hebt. Noteer ook op welke manier je iets bijgeleerd hebt (instructies/begeleiding – documentatie doornemen – tegen de problemen oplopen en al dan niet onder begeleiding oplossen).</text:p>
        <text:p text:style-name="P242">Beschrijf je evolutie ten opzichte van je toekomstige professionele leven:</text:p>
        <text:list text:style-name="LFO26" text:continue-numbering="true">
          <text:list-item>
            <text:p text:style-name="P243">Hoe is <text:s/>je beeld ten opzichte van je toekomstige job geëvolueerd?</text:p>
          </text:list-item>
          <text:list-item>
            <text:p text:style-name="P244">Zijn er dingen in het dagdagelijkse werk, waarvan je niet verwacht had dat ze met je job te maken hebben? Zo ja, welke precies?<text:s/></text:p>
          </text:list-item>
          <text:list-item>
            <text:p text:style-name="P245">In welke mate heb je nog veel te leren op je huidige werkplek? (denk hierbij niet alleen aan het technische, maar zeker ook aan de soft skills)</text:p>
          </text:list-item>
        </text:list>
        <text:soft-page-break/>
        <text:h text:style-name="Kop2" text:outline-level="2">Week 15</text:h>
        <text:h text:style-name="Kop3" text:outline-level="3">Technisch inhoudelijk</text:h>
        <text:p text:style-name="P246">Noteer hier met ondertitels welke taken je uitgevoerd hebt. Dit kan het uitvoeren van een praktische taak zijn of het bestuderen/aanleren van een nieuwe technologie/techniek.</text:p>
        <text:p text:style-name="Standaard"><text:span text:style-name="T247">Licht onder de ondertitel toe wat je juist gedaan hebt.</text:span></text:p>
        <text:h text:style-name="Kop3" text:outline-level="3">Verloop</text:h>
        <text:p text:style-name="P248">Herhaal de ondertitels (copy/paste) en beschrijf voor iedere taak hoe die verlopen is. Ging het wat moeizamer of ging het veeleer vlotjes en waarom? Wat heb je tijdens de taak bijgeleerd?<text:line-break/>Heb je de taak volledig kunnen uitvoeren? Indien niet, waarom?</text:p>
        <text:p text:style-name="P249">In je job is niet alles even tof en interessant. Deed je deze taak graag of lag ze je wat minder? Waarom?<text:s/></text:p>
        <text:p text:style-name="Standaard"><text:span text:style-name="T250">Indien je de taak opnieuw moest uitvoeren, zou je het dan op dezelfde manier aanpakken of zou je het anders doen?</text:span></text:p>
        <text:h text:style-name="Kop3" text:outline-level="3">Zelfreflectie</text:h>
        <text:p text:style-name="P251">Het doel van “Projecten in het werkveld” en “Startende professional” is het opdoen van praktische en<text:s/>technische kennis.<text:line-break/><text:line-break/>Schrijf hier neer wat je bijgeleerd hebt. Noteer ook op welke manier je iets bijgeleerd hebt (instructies/begeleiding – documentatie doornemen – tegen de problemen oplopen en al dan niet onder begeleiding oplossen).</text:p>
        <text:p text:style-name="P252">Beschrijf je evolutie ten opzichte van je toekomstige professionele leven:</text:p>
        <text:list text:style-name="LFO26" text:continue-numbering="true">
          <text:list-item>
            <text:p text:style-name="P253">Hoe is <text:s/>je beeld ten opzichte van je toekomstige job geëvolueerd?</text:p>
          </text:list-item>
          <text:list-item>
            <text:p text:style-name="P254">Zijn er dingen in het dagdagelijkse werk, waarvan je niet verwacht had dat ze met je job te maken hebben? Zo ja, welke precies?<text:s/></text:p>
          </text:list-item>
          <text:list-item>
            <text:p text:style-name="P255">In welke mate heb je nog veel te leren op je huidige werkplek? (denk hierbij niet alleen aan het technische, maar zeker ook aan de soft skills)</text:p>
          </text:list-item>
        </text:list>
        <text:p text:style-name="P256"/>
        <text:soft-page-break/>
        <text:h text:style-name="Kop1zondernummer" text:outline-level="1">Besluit</text:h>
        <text:p text:style-name="Standaard"><text:span text:style-name="T257">Vat hier aan het einde van beide perioden je uitgevoerde taken samen en geef een terugblik op<text:s/></text:span><text:span text:style-name="T258">afgelopen periode.</text:span></text:p>
        <text:p text:style-name="P259"/>
        <text:soft-page-break/>
        <text:h text:style-name="Kop1zondernummer" text:outline-level="1">Besluit</text:h>
        <text:p text:style-name="Standaard"><text:span text:style-name="T260">Vat hier aan het einde van beide perioden je uitgevoerde taken samen en geef een terugblik op afgelopen period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Verdana" svg:font-family="Verdana"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Lucida Handwriting" svg:font-family="Lucida Handwriting" style:font-family-generic="script" style:font-pitch="variable" svg:panose-1="3 1 1 1 1 1 1 1 1 1"/>
    <style:font-face style:name="Segoe UI" svg:font-family="Segoe UI" style:font-family-generic="swiss" style:font-pitch="variable" svg:panose-1="2 11 5 2 4 2 4 2 2 3"/>
    <style:font-face style:name="SimHei" svg:font-family="SimHei" style:font-family-generic="modern" style:font-pitch="fixed" svg:panose-1="2 1 6 0 3 1 1 1 1 1"/>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23in"/>
      <style:text-properties style:font-name="Verdana" style:font-name-asian="Verdan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Kop2" style:default-outline-level="1">
      <style:paragraph-properties fo:keep-with-next="always" fo:keep-together="always" fo:break-before="page" fo:margin-top="0in" fo:margin-bottom="0.1666in" fo:line-height="100%">
        <style:tab-stops>
          <style:tab-stop style:type="left" style:position="-3.3in"/>
          <style:tab-stop style:type="left" style:position="-3.0881in"/>
        </style:tab-stops>
      </style:paragraph-properties>
      <style:text-properties style:font-name-complex="Arial" fo:font-weight="bold" style:font-weight-asian="bold" style:font-weight-complex="bold" fo:color="#F04C03" style:letter-kerning="true" fo:font-size="14pt" style:font-size-asian="14pt" style:font-size-complex="14pt" fo:hyphenate="false"/>
    </style:style>
    <style:style style:name="Kop2" style:display-name="Kop 2" style:family="paragraph" style:parent-style-name="Standaard" style:next-style-name="Standaard" style:default-outline-level="2">
      <style:paragraph-properties fo:keep-with-next="always" fo:keep-together="always" fo:margin-top="0.3333in">
        <style:tab-stops>
          <style:tab-stop style:type="left" style:position="-4.4in"/>
          <style:tab-stop style:type="left" style:position="-4.2881in"/>
        </style:tab-stops>
      </style:paragraph-properties>
      <style:text-properties style:font-name-complex="Arial" fo:font-weight="bold" style:font-weight-asian="bold" style:font-weight-complex="bold" style:font-style-complex="italic" fo:color="#00A0AE" fo:font-size="13pt" style:font-size-asian="13pt" fo:hyphenate="false"/>
    </style:style>
    <style:style style:name="Kop3" style:display-name="Kop 3" style:family="paragraph" style:parent-style-name="Standaard" style:next-style-name="Standaard" style:default-outline-level="3">
      <style:paragraph-properties fo:keep-with-next="always" fo:keep-together="always" fo:margin-top="0.1666in">
        <style:tab-stops>
          <style:tab-stop style:type="left" style:position="-5.4881in"/>
        </style:tab-stops>
      </style:paragraph-properties>
      <style:text-properties style:font-name-complex="Arial" fo:font-weight="bold" style:font-weight-asian="bold" style:font-weight-complex="bold" fo:color="#00A0AE" fo:font-size="11pt" style:font-size-asian="11pt" style:font-size-complex="13pt" fo:hyphenate="false"/>
    </style:style>
    <style:style style:name="Kop4" style:display-name="Kop 4" style:family="paragraph" style:parent-style-name="Standaard" style:next-style-name="Standaard" style:default-outline-level="4">
      <style:paragraph-properties fo:keep-with-next="always" fo:keep-together="always" fo:margin-top="0.1666in" fo:margin-bottom="0.1666in">
        <style:tab-stops>
          <style:tab-stop style:type="left" style:position="-6.6013in"/>
        </style:tab-stops>
      </style:paragraph-properties>
      <style:text-properties fo:font-weight="bold" style:font-weight-asian="bold" style:font-weight-complex="bold" fo:color="#00A0AE" style:font-size-complex="14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ard" style:display-name="Standaard" style:family="paragraph">
      <style:paragraph-properties fo:margin-top="0.0694in" fo:margin-bottom="0.1388in" fo:line-height="115%"/>
      <style:text-properties style:font-name-asian="Times New Roman" fo:font-size="10pt" style:font-size-asian="10pt" style:font-size-complex="12pt" style:language-asian="nl" style:country-asian="BE" fo:hyphenate="false"/>
    </style:style>
    <style:style style:name="Standaardalinea-lettertype" style:display-name="Standaardalinea-lettertype" style:family="text"/>
    <style:style style:name="TekstCursief" style:display-name="Tekst Cursief" style:family="text" style:parent-style-name="Standaardalinea-lettertype">
      <style:text-properties fo:font-style="italic" style:font-style-asian="italic"/>
    </style:style>
    <style:style style:name="TekstVet" style:display-name="Tekst Vet" style:family="text" style:parent-style-name="Standaardalinea-lettertype">
      <style:text-properties fo:font-weight="bold" style:font-weight-asian="bol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Kop1zondernummer" style:display-name="Kop  1 zonder nummer" style:family="paragraph" style:parent-style-name="Standaard" style:next-style-name="Standaard" style:default-outline-level="1">
      <style:paragraph-properties fo:keep-with-next="always" fo:keep-together="always" fo:break-before="page" style:contextual-spacing="true" fo:line-height="100%"/>
      <style:text-properties style:font-name-complex="Arial" fo:font-weight="bold" style:font-weight-asian="bold" style:font-weight-complex="bold" style:font-style-complex="italic" fo:color="#F04C03" fo:font-size="14pt" style:font-size-asian="14pt" style:font-size-complex="14pt" fo:hyphenate="false"/>
    </style:style>
    <style:style style:name="DEEL" style:display-name="DEEL" style:family="paragraph" style:parent-style-name="Kop1" style:list-style-name="LFO1" style:default-outline-level="1">
      <style:paragraph-properties fo:line-height="150%">
        <style:tab-stops>
          <style:tab-stop style:type="left" style:position="-4.9881in"/>
        </style:tab-stops>
      </style:paragraph-properties>
      <style:text-properties fo:color="#000000" fo:font-size="16pt" style:font-size-asian="16pt" fo:hyphenate="false"/>
    </style:style>
    <style:style style:name="GevolgdeHyperlink" style:display-name="GevolgdeHyperlink" style:family="text" style:parent-style-name="Standaardalinea-lettertype">
      <style:text-properties style:font-name="Verdana" fo:color="#FD9060" fo:font-size="10pt" style:font-size-asian="10pt" style:text-underline-type="single" style:text-underline-style="solid" style:text-underline-width="auto" style:text-underline-mode="continuous" style:text-underline-color="font-color"/>
    </style:style>
    <style:style style:name="Hyperlink" style:display-name="Hyperlink" style:family="text" style:parent-style-name="Standaardalinea-lettertype">
      <style:text-properties style:font-name="Verdana" fo:color="#F04C03" fo:font-size="10pt" style:font-size-asian="10pt" style:font-size-complex="10pt" style:text-underline-type="single" style:text-underline-style="solid" style:text-underline-width="auto" style:text-underline-mode="continuous" style:text-underline-color="font-color"/>
    </style:style>
    <style:style style:name="Kop2Char" style:display-name="Kop 2 Char" style:family="text" style:parent-style-name="Standaardalinea-lettertype">
      <style:text-properties style:font-name="Verdana" style:font-name-asian="Times New Roman" style:font-name-complex="Arial" fo:font-weight="bold" style:font-weight-asian="bold" style:font-weight-complex="bold" style:font-style-complex="italic" fo:color="#00A0AE" fo:font-size="13pt" style:font-size-asian="13pt" style:font-size-complex="12pt" style:language-asian="nl" style:country-asian="BE"/>
    </style:style>
    <style:style style:name="Kop2zondernummer" style:display-name="Kop  2 zonder nummer" style:family="paragraph" style:parent-style-name="Kop2" style:next-style-name="Standaard" style:default-outline-level="2">
      <style:text-properties fo:hyphenate="false"/>
    </style:style>
    <style:style style:name="Kop3Char" style:display-name="Kop 3 Char" style:family="text" style:parent-style-name="Standaardalinea-lettertype">
      <style:text-properties style:font-name="Verdana" style:font-name-asian="Times New Roman" style:font-name-complex="Arial" fo:font-weight="bold" style:font-weight-asian="bold" style:font-weight-complex="bold" fo:color="#00A0AE" style:font-size-complex="13pt" style:language-asian="nl" style:country-asian="BE"/>
    </style:style>
    <style:style style:name="Kop3zondernummer" style:display-name="Kop  3 zonder nummer" style:family="paragraph" style:parent-style-name="Kop3" style:next-style-name="Standaard" style:default-outline-level="3">
      <style:text-properties fo:hyphenate="false"/>
    </style:style>
    <style:style style:name="Kop4Char" style:display-name="Kop 4 Char" style:family="text" style:parent-style-name="Standaardalinea-lettertype">
      <style:text-properties style:font-name="Verdana" style:font-name-asian="Times New Roman" style:font-name-complex="Times New Roman" fo:font-weight="bold" style:font-weight-asian="bold" style:font-weight-complex="bold" fo:color="#00A0AE" fo:font-size="10pt" style:font-size-asian="10pt" style:font-size-complex="14pt" style:language-asian="nl" style:country-asian="BE"/>
    </style:style>
    <style:style style:name="Kop4zondernummer" style:display-name="Kop  4 zonder nummer" style:family="paragraph" style:parent-style-name="Kop4" style:default-outline-level="4">
      <style:text-properties fo:hyphenate="false"/>
    </style:style>
    <style:style style:name="Kop1Char" style:display-name="Kop 1 Char" style:family="text" style:parent-style-name="Standaardalinea-lettertype">
      <style:text-properties style:font-name="Verdana" style:font-name-asian="Times New Roman" style:font-name-complex="Arial" fo:font-weight="bold" style:font-weight-asian="bold" style:font-weight-complex="bold" fo:color="#F04C03" style:letter-kerning="true" fo:font-size="14pt" style:font-size-asian="14pt" style:font-size-complex="14pt" style:language-asian="nl" style:country-asian="BE"/>
    </style:style>
    <style:style style:name="Koptekst" style:display-name="Koptekst" style:family="paragraph" style:parent-style-name="Standaard">
      <style:paragraph-properties fo:border-top="none" fo:border-left="none" fo:border-bottom="0.0138in solid #000000" fo:border-right="none" fo:padding-top="0in" fo:padding-left="0in" fo:padding-bottom="0.0138in" fo:padding-right="0in" style:shadow="none" fo:margin-left="-0.5909in" fo:margin-right="-0.7875in">
        <style:tab-stops>
          <style:tab-stop style:type="right" style:position="6.8909in"/>
        </style:tab-stops>
      </style:paragraph-properties>
      <style:text-properties fo:font-style="italic" style:font-style-asian="italic" fo:font-size="9pt" style:font-size-asian="9pt" fo:hyphenate="false"/>
    </style:style>
    <style:style style:name="KoptekstChar" style:display-name="Kop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Onzichtbaretekst" style:display-name="Onzichtbare tekst" style:family="text" style:parent-style-name="Standaardalinea-lettertype">
      <style:text-properties text:display="none" fo:color="#BFBFBF"/>
    </style:style>
    <style:style style:name="Alletekenopmaakwissen" style:display-name="Alle tekenopmaak wissen" style:family="text" style:parent-style-name="Standaardalinea-lettertype"/>
    <style:style style:name="Lijstalfabetisch1" style:display-name="Lijst alfabetisch 1" style:family="paragraph" style:parent-style-name="Lijstalinea">
      <style:text-properties fo:language="en" fo:country="US" fo:hyphenate="false"/>
    </style:style>
    <style:style style:name="Lijstalfabetisch2" style:display-name="Lijst alfabetisch 2" style:family="paragraph" style:parent-style-name="Lijstalfabetisch1" style:list-style-name="TMLijstAlfabetisch">
      <style:paragraph-properties>
        <style:tab-stops>
          <style:tab-stop style:type="left" style:position="0.5236in"/>
        </style:tab-stops>
      </style:paragraph-properties>
      <style:text-properties fo:hyphenate="false"/>
    </style:style>
    <style:style style:name="Lijstnummering1" style:display-name="Lijst nummering 1" style:family="paragraph" style:parent-style-name="Lijstalinea" style:list-style-name="TMLijstGenummerd">
      <style:paragraph-properties text:number-lines="false"/>
      <style:text-properties fo:language="fr" fo:country="BE" fo:hyphenate="false"/>
    </style:style>
    <style:style style:name="Lijstnummering2" style:display-name="Lijst nummering 2" style:family="paragraph" style:parent-style-name="Lijstnummering20" style:list-style-name="LFO5">
      <style:paragraph-properties fo:margin-left="1in" fo:text-indent="-0.5in">
        <style:tab-stops>
          <style:tab-stop style:type="left" style:position="0.0236in"/>
        </style:tab-stops>
      </style:paragraph-properties>
      <style:text-properties fo:hyphenate="false"/>
    </style:style>
    <style:style style:name="Lijstnummering20" style:display-name="Lijstnummering 2" style:family="paragraph" style:parent-style-name="Standaard" style:list-style-name="LFO5">
      <style:paragraph-properties style:contextual-spacing="true"/>
      <style:text-properties fo:hyphenate="false"/>
    </style:style>
    <style:style style:name="Lijstopsomming1" style:display-name="Lijst opsomming 1" style:family="paragraph" style:parent-style-name="Lijstalinea">
      <style:text-properties fo:hyphenate="false"/>
    </style:style>
    <style:style style:name="Lijstopsomming2" style:display-name="Lijst opsomming 2" style:family="paragraph" style:parent-style-name="Lijstopsomming1">
      <style:paragraph-properties fo:margin-left="1in">
        <style:tab-stops>
          <style:tab-stop style:type="left" style:position="0.0236in"/>
        </style:tab-stops>
      </style:paragraph-properties>
      <style:text-properties fo:hyphenate="false"/>
    </style:style>
    <style:style style:name="Lijstopsomming3" style:display-name="Lijst opsomming 3" style:family="paragraph" style:parent-style-name="Lijstopsomming2" style:list-style-name="LFO8">
      <style:text-properties fo:hyphenate="false"/>
    </style:style>
    <style:style style:name="Kernwoordindemarge" style:display-name="Kernwoord in de marge" style:family="paragraph" style:parent-style-name="Standaard">
      <style:paragraph-properties fo:margin-bottom="0in"/>
      <style:text-properties fo:font-weight="bold" style:font-weight-asian="bold" fo:font-size="8pt" style:font-size-asian="8pt" style:font-size-complex="8pt" fo:hyphenate="false"/>
    </style:style>
    <style:style style:name="TekstTM-blauwkleuren" style:display-name="Tekst TM-blauw kleuren" style:family="text" style:parent-style-name="Standaardalinea-lettertype">
      <style:text-properties fo:color="#00A0AE"/>
    </style:style>
    <style:style style:name="TekstTM-groenkleuren" style:display-name="Tekst TM-groen kleuren" style:family="text" style:parent-style-name="TekstTM-blauwkleuren">
      <style:text-properties fo:color="#76923C"/>
    </style:style>
    <style:style style:name="TekstTM-roodkleuren" style:display-name="Tekst TM-rood kleuren" style:family="text" style:parent-style-name="TekstTM-blauwkleuren">
      <style:text-properties fo:color="#F04C03"/>
    </style:style>
    <style:style style:name="Koptekstonevenpagina" style:display-name="Koptekst oneven pagina" style:family="paragraph" style:parent-style-name="Koptekst">
      <style:paragraph-properties style:contextual-spacing="true" fo:margin-left="-0.6694in" fo:margin-right="-1.0631in">
        <style:tab-stops>
          <style:tab-stop style:type="right" style:position="7.068in"/>
        </style:tab-stops>
      </style:paragraph-properties>
      <style:text-properties fo:hyphenate="false"/>
    </style:style>
    <style:style style:name="Definitie" style:display-name="Definitie" style:family="paragraph" style:parent-style-name="Standaard">
      <style:paragraph-properties fo:border="0.0069in solid #000000" fo:padding-top="0.0138in" fo:padding-left="0.0416in" fo:padding-bottom="0.0138in" fo:padding-right="0.0416in" style:shadow="none" fo:text-align="justify" fo:margin-left="0.0555in" fo:margin-right="0.0555in" fo:background-color="#A8DAE1">
        <style:tab-stops/>
      </style:paragraph-properties>
      <style:text-properties fo:hyphenate="false"/>
    </style:style>
    <style:style style:name="Typemachine" style:display-name="Typemachine" style:family="paragraph" style:parent-style-name="Standaard">
      <style:text-properties style:font-name="Courier New" style:font-name-complex="Courier New" fo:font-size="11pt" style:font-size-asian="11pt" style:font-size-complex="11pt" fo:hyphenate="false"/>
    </style:style>
    <style:style style:name="Citaat" style:display-name="Citaat" style:family="paragraph" style:parent-style-name="Standaard" style:next-style-name="Standaard">
      <style:paragraph-properties fo:margin-left="0.5in" fo:margin-right="0.5in">
        <style:tab-stops/>
      </style:paragraph-properties>
      <style:text-properties fo:font-style="italic" style:font-style-asian="italic" style:font-style-complex="italic" fo:color="#404040" fo:hyphenate="false"/>
    </style:style>
    <style:style style:name="Voettekst" style:display-name="Voettekst" style:family="paragraph" style:parent-style-name="Standaard">
      <style:paragraph-properties fo:line-height="100%" fo:margin-left="-0.5909in" fo:margin-right="-0.7875in">
        <style:tab-stops>
          <style:tab-stop style:type="center" style:position="3.7409in"/>
          <style:tab-stop style:type="right" style:position="6.8909in"/>
        </style:tab-stops>
      </style:paragraph-properties>
      <style:text-properties fo:font-style="italic" style:font-style-asian="italic" fo:font-size="9pt" style:font-size-asian="9pt" fo:hyphenate="false"/>
    </style:style>
    <style:style style:name="VoettekstChar" style:display-name="Voe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2pt" style:language-asian="nl" style:country-asian="BE"/>
    </style:style>
    <style:style style:name="TypemachineChar" style:display-name="Typemachine Char" style:family="text" style:parent-style-name="Standaardalinea-lettertype">
      <style:text-properties style:font-name="Courier New" style:font-name-asian="Times New Roman" style:font-name-complex="Courier New" style:language-asian="nl" style:country-asian="BE"/>
    </style:style>
    <style:style style:name="CitaatChar" style:display-name="Citaat Char" style:family="text" style:parent-style-name="Standaardalinea-lettertype">
      <style:text-properties style:font-name="Verdana" style:font-name-asian="Times New Roman" style:font-name-complex="Times New Roman" fo:font-style="italic" style:font-style-asian="italic" style:font-style-complex="italic" fo:color="#404040" fo:font-size="10pt" style:font-size-asian="10pt" style:font-size-complex="12pt" style:language-asian="nl" style:country-asian="BE"/>
    </style:style>
    <style:style style:name="Inhopg1" style:display-name="Inhopg 1" style:family="paragraph" style:parent-style-name="Standaard" style:next-style-name="Standaard" style:auto-update="true">
      <style:paragraph-properties fo:margin-top="0in" fo:margin-bottom="0in" fo:line-height="0.4527in" fo:margin-left="0.5118in" fo:text-indent="-0.5118in">
        <style:tab-stops>
          <style:tab-stop style:type="left" style:position="0in"/>
          <style:tab-stop style:type="right" style:leader-style="dotted" style:leader-text="." style:position="4.843in"/>
        </style:tab-stops>
      </style:paragraph-properties>
      <style:text-properties fo:font-weight="bold" style:font-weight-asian="bold" fo:hyphenate="false"/>
    </style:style>
    <style:style style:name="Lijstafkortingenensymbolen" style:display-name="Lijst afkortingen en symbolen" style:family="paragraph" style:parent-style-name="Standaard">
      <style:paragraph-properties>
        <style:tab-stops>
          <style:tab-stop style:type="left" style:position="0.9847in"/>
        </style:tab-stops>
      </style:paragraph-properties>
      <style:text-properties fo:language="en" fo:country="GB" fo:hyphenate="false"/>
    </style:style>
    <style:style style:name="Handschrift" style:display-name="Handschrift" style:family="paragraph" style:parent-style-name="Standaard">
      <style:text-properties style:font-name="Lucida Handwriting" fo:color="#00A0AE" fo:hyphenate="false"/>
    </style:style>
    <style:style style:name="Koptekstevenpagina" style:display-name="Koptekst even pagina" style:family="paragraph" style:parent-style-name="Koptekst">
      <style:paragraph-properties style:contextual-spacing="true" fo:margin-left="-1.0631in" fo:margin-right="-0.6694in">
        <style:tab-stops>
          <style:tab-stop style:type="right" style:position="7.3631in"/>
        </style:tab-stops>
      </style:paragraph-properties>
      <style:text-properties fo:hyphenate="false"/>
    </style:style>
    <style:style style:name="HandschriftChar" style:display-name="Handschrift Char" style:family="text" style:parent-style-name="Standaardalinea-lettertype">
      <style:text-properties style:font-name="Lucida Handwriting" style:font-name-asian="Times New Roman" style:font-name-complex="Times New Roman" fo:color="#00A0AE" fo:font-size="10pt" style:font-size-asian="10pt" style:font-size-complex="12pt" style:language-asian="nl" style:country-asian="BE"/>
    </style:style>
    <style:style style:name="Aandachtspunt" style:display-name="Aandachtspunt" style:family="paragraph" style:parent-style-name="Standaard">
      <style:paragraph-properties fo:keep-together="always" style:contextual-spacing="true" fo:background-color="#E2F3F5"/>
      <style:text-properties fo:hyphenate="false"/>
    </style:style>
    <style:style style:name="Aandachtspuntopsomming" style:display-name="Aandachtspunt opsomming" style:family="paragraph" style:parent-style-name="Lijstalinea" style:list-style-name="LFO6">
      <style:paragraph-properties fo:keep-together="always" fo:background-color="#E2F3F5"/>
      <style:text-properties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fo:font-size="9pt" style:font-size-asian="9pt" style:font-size-complex="9pt" fo:hyphenate="false"/>
    </style:style>
    <style:style style:name="BallontekstChar" style:display-name="Ballontekst Char" style:family="text" style:parent-style-name="Standaardalinea-lettertype">
      <style:text-properties style:font-name="Segoe UI" style:font-name-asian="Times New Roman" style:font-name-complex="Segoe UI" fo:font-size="9pt" style:font-size-asian="9pt" style:font-size-complex="9pt" style:language-asian="nl" style:country-asian="BE"/>
    </style:style>
    <style:style style:name="Cover-titel" style:display-name="Cover - titel" style:family="paragraph">
      <style:paragraph-properties fo:text-align="end" fo:margin-bottom="0.3333in"/>
      <style:text-properties fo:color="#F04C25" fo:font-size="24pt" style:font-size-asian="24pt" style:font-size-complex="19pt" fo:hyphenate="false"/>
    </style:style>
    <style:style style:name="Cover-namen" style:display-name="Cover - namen" style:family="paragraph">
      <style:paragraph-properties fo:text-align="end" fo:margin-bottom="0in"/>
      <style:text-properties fo:color="#373737" fo:font-size="10pt" style:font-size-asian="10pt" style:font-size-complex="9.5pt" fo:hyphenate="false"/>
    </style:style>
    <style:style style:name="Cover-opleiding" style:display-name="Cover - opleiding" style:family="paragraph">
      <style:paragraph-properties fo:text-align="end" fo:margin-bottom="0.0138in"/>
      <style:text-properties fo:font-weight="bold" style:font-weight-asian="bold" fo:color="#F04C25" fo:font-size="12pt" style:font-size-asian="12pt" style:font-size-complex="12pt" fo:hyphenate="false"/>
    </style:style>
    <style:style style:name="Cover-afstudeerrichting" style:display-name="Cover - afstudeerrichting" style:family="paragraph">
      <style:paragraph-properties fo:text-align="end" fo:margin-bottom="0in"/>
      <style:text-properties fo:color="#009CAB" fo:font-size="10pt" style:font-size-asian="10pt" style:font-size-complex="12pt" fo:hyphenate="false"/>
    </style:style>
    <style:style style:name="Cover-academiejaarcampus" style:display-name="Cover - academiejaar/campus" style:family="paragraph">
      <style:paragraph-properties fo:text-align="end" fo:margin-bottom="0.1388in" fo:line-height="115%"/>
      <style:text-properties fo:color="#373737" fo:font-size="10pt" style:font-size-asian="10pt" style:font-size-complex="8pt" fo:hyphenate="false"/>
    </style:style>
    <style:style style:name="Cover-Auteur" style:display-name="Cover - Auteur" style:family="paragraph" style:parent-style-name="Cover-afstudeerrichting">
      <style:text-properties fo:font-weight="bold" style:font-weight-asian="bold" fo:font-size="16pt" style:font-size-asian="16pt" fo:hyphenate="false"/>
    </style:style>
    <style:style style:name="Geenafstand" style:display-name="Geen afstand" style:family="paragraph">
      <style:paragraph-properties fo:margin-bottom="0in"/>
      <style:text-properties style:font-name-asian="Times New Roman" fo:font-size="10pt" style:font-size-asian="10pt" style:font-size-complex="12pt" style:language-asian="nl" style:country-asian="BE" fo:hyphenate="false"/>
    </style:style>
    <style:style style:name="Voetnoottekst" style:display-name="Voetnoottekst" style:family="paragraph" style:parent-style-name="Standaard">
      <style:paragraph-properties fo:margin-bottom="0in" fo:line-height="100%"/>
      <style:text-properties fo:font-style="italic" style:font-style-asian="italic" fo:font-size="9pt" style:font-size-asian="9pt" style:font-size-complex="10pt" fo:hyphenate="false"/>
    </style:style>
    <style:style style:name="VoetnoottekstChar" style:display-name="Voetnoottekst Char" style:family="text" style:parent-style-name="Standaardalinea-lettertype">
      <style:text-properties style:font-name="Verdana" style:font-name-asian="Times New Roman" style:font-name-complex="Times New Roman" fo:font-style="italic" style:font-style-asian="italic" fo:font-size="9pt" style:font-size-asian="9pt" style:font-size-complex="10pt" style:language-asian="nl" style:country-asian="BE"/>
    </style:style>
    <style:style style:name="Voetnootmarkering" style:display-name="Voetnootmarkering" style:family="text" style:parent-style-name="Standaardalinea-lettertype">
      <style:text-properties style:text-position="super 63.6%"/>
    </style:style>
    <style:style style:name="LijstopsommingTM" style:display-name="Lijst opsomming TM" style:family="paragraph" style:parent-style-name="Lijstalinea" style:list-style-name="TMLijstO">
      <style:text-properties fo:hyphenate="false"/>
    </style:style>
    <style:style style:name="Inhopg2" style:display-name="Inhopg 2"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3" style:display-name="Inhopg 3" style:family="paragraph" style:parent-style-name="Standaard" style:next-style-name="Standaard" style:auto-update="true">
      <style:paragraph-properties fo:margin-top="0in" fo:margin-bottom="0in" fo:margin-left="0.5118in" fo:text-indent="-0.5118in">
        <style:tab-stops>
          <style:tab-stop style:type="left" style:position="0in"/>
          <style:tab-stop style:type="right" style:leader-style="dotted" style:leader-text="." style:position="4.8361in"/>
        </style:tab-stops>
      </style:paragraph-properties>
      <style:text-properties fo:hyphenate="false"/>
    </style:style>
    <style:style style:name="Inhopg4" style:display-name="Inhopg 4" style:family="paragraph" style:parent-style-name="Standaard" style:next-style-name="Standaard" style:auto-update="true">
      <style:paragraph-properties fo:margin-top="0in" fo:margin-bottom="0in" fo:margin-left="0.5in" fo:text-indent="-0.5in">
        <style:tab-stops/>
      </style:paragraph-properties>
      <style:text-properties fo:hyphenate="false"/>
    </style:style>
    <style:style style:name="Voettekstonevenpagina" style:display-name="Voettekst oneven pagina" style:family="paragraph" style:parent-style-name="Voettekst">
      <style:paragraph-properties style:contextual-spacing="true" fo:line-height="115%" fo:margin-left="-0.6694in" fo:margin-right="-1.0631in">
        <style:tab-stops>
          <style:tab-stop style:type="center" style:position="3.8194in"/>
          <style:tab-stop style:type="right" style:position="6.9694in"/>
        </style:tab-stops>
      </style:paragraph-properties>
      <style:text-properties fo:hyphenate="false"/>
    </style:style>
    <style:style style:name="Voettekstevenpagina" style:display-name="Voettekst even pagina" style:family="paragraph" style:parent-style-name="Voettekst">
      <style:paragraph-properties style:contextual-spacing="true" fo:line-height="115%" fo:margin-left="-1.0631in" fo:margin-right="-0.6694in">
        <style:tab-stops>
          <style:tab-stop style:type="center" style:position="4.2131in"/>
          <style:tab-stop style:type="right" style:position="7.3631in"/>
        </style:tab-stops>
      </style:paragraph-properties>
      <style:text-properties fo:hyphenate="false"/>
    </style:style>
    <style:style style:name="LijstopsommingTM-" style:display-name="Lijst opsomming TM -" style:family="paragraph" style:parent-style-name="Lijstalinea" style:list-style-name="TMLijstO2">
      <style:text-properties fo:hyphenate="false"/>
    </style:style>
    <style:style style:name="Koptekstonevenonzichtbaar" style:display-name="Koptekst oneven (onzichtbaar)" style:family="paragraph" style:parent-style-name="Koptekst">
      <style:paragraph-properties fo:border="none" fo:padding="0in" style:shadow="none" style:contextual-spacing="true" fo:margin-top="0in" fo:margin-bottom="0in" fo:margin-left="-0.6694in" fo:margin-right="-1.0631in">
        <style:tab-stops>
          <style:tab-stop style:type="left" style:position="3.7895in"/>
          <style:tab-stop style:type="right" style:position="6.9694in"/>
        </style:tab-stops>
      </style:paragraph-properties>
      <style:text-properties text:display="none" fo:color="#BFBFBF" fo:hyphenate="false"/>
    </style:style>
    <style:style style:name="Koptekstevenonzichtbaar" style:display-name="Koptekst even (onzichtbaar)" style:family="paragraph" style:parent-style-name="Koptekst">
      <style:paragraph-properties fo:border="none" fo:padding="0in" style:shadow="none" style:contextual-spacing="true" fo:margin-top="0in" fo:margin-bottom="0in" fo:margin-left="-1.0631in" fo:margin-right="-0.6694in">
        <style:tab-stops>
          <style:tab-stop style:type="right" style:position="6.9694in"/>
        </style:tab-stops>
      </style:paragraph-properties>
      <style:text-properties text:display="none" fo:color="#BFBFBF" fo:hyphenate="false"/>
    </style:style>
    <style:style style:name="Voettekstonevenonzichtbaar" style:display-name="Voettekst oneven (onzichtbaar)" style:family="paragraph" style:parent-style-name="Voettekst">
      <style:paragraph-properties style:contextual-spacing="true" fo:margin-top="0in" fo:margin-bottom="0in" fo:line-height="115%" fo:margin-left="-0.6694in" fo:margin-right="-1.0631in">
        <style:tab-stops>
          <style:tab-stop style:type="center" style:position="3.8194in"/>
          <style:tab-stop style:type="right" style:position="6.9694in"/>
        </style:tab-stops>
      </style:paragraph-properties>
      <style:text-properties text:display="none" fo:color="#BFBFBF" fo:hyphenate="false"/>
    </style:style>
    <style:style style:name="Voettekstevenonzichtbaar" style:display-name="Voettekst even (onzichtbaar)" style:family="paragraph" style:parent-style-name="Voettekst">
      <style:paragraph-properties style:contextual-spacing="true" fo:margin-top="0in" fo:margin-bottom="0in" fo:line-height="115%" fo:margin-left="-1.0631in" fo:margin-right="-0.6694in">
        <style:tab-stops>
          <style:tab-stop style:type="center" style:position="4.2131in"/>
          <style:tab-stop style:type="right" style:position="7.3631in"/>
        </style:tab-stops>
      </style:paragraph-properties>
      <style:text-properties text:display="none" fo:color="#BFBFBF" fo:hyphenate="false"/>
    </style:style>
    <style:style style:name="Indexkop" style:display-name="Indexkop" style:family="paragraph" style:parent-style-name="Standaard" style:next-style-name="Index1">
      <style:paragraph-properties fo:keep-with-next="always" fo:margin-top="0in"/>
      <style:text-properties style:font-name-asian="SimHei" fo:font-weight="bold" style:font-weight-asian="bold" style:font-weight-complex="bold" fo:hyphenate="false"/>
    </style:style>
    <style:style style:name="Index1" style:display-name="Index 1" style:family="paragraph" style:parent-style-name="Standaard" style:next-style-name="Standaard" style:auto-update="true">
      <style:paragraph-properties style:contextual-spacing="true" fo:margin-top="0in" fo:margin-bottom="0.3333in" fo:line-height="100%" fo:margin-left="0.1375in" fo:text-indent="-0.1375in">
        <style:tab-stops>
          <style:tab-stop style:type="right" style:leader-style="dotted" style:leader-text="." style:position="2.2868in"/>
        </style:tab-stops>
      </style:paragraph-properties>
      <style:text-properties fo:hyphenate="false"/>
    </style:style>
    <style:style style:name="Index2" style:display-name="Index 2" style:family="paragraph" style:parent-style-name="Standaard" style:next-style-name="Standaard" style:auto-update="true">
      <style:paragraph-properties style:contextual-spacing="true" fo:margin-bottom="0.3333in" fo:line-height="100%" fo:margin-left="0.275in" fo:text-indent="-0.1375in">
        <style:tab-stops/>
      </style:paragraph-properties>
      <style:text-properties fo:hyphenate="false"/>
    </style:style>
    <style:style style:name="Index3" style:display-name="Index 3" style:family="paragraph" style:parent-style-name="Standaard" style:next-style-name="Standaard" style:auto-update="true">
      <style:paragraph-properties style:contextual-spacing="true" fo:margin-top="0in" fo:margin-bottom="0.3333in" fo:line-height="100%" fo:margin-left="0.4173in" fo:text-indent="-0.1375in">
        <style:tab-stops/>
      </style:paragraph-properties>
      <style:text-properties fo:hyphenate="false"/>
    </style:style>
    <style:style style:name="Index4" style:display-name="Index 4" style:family="paragraph" style:parent-style-name="Standaard" style:next-style-name="Standaard" style:auto-update="true">
      <style:paragraph-properties style:contextual-spacing="true" fo:margin-top="0in" fo:margin-bottom="0.3333in" fo:line-height="100%" fo:margin-left="0.5548in" fo:text-indent="-0.1375in">
        <style:tab-stops/>
      </style:paragraph-properties>
      <style:text-properties fo:hyphenate="false"/>
    </style:style>
    <style:style style:name="Index5" style:display-name="Index 5" style:family="paragraph" style:parent-style-name="Standaard" style:next-style-name="Standaard" style:auto-update="true">
      <style:paragraph-properties style:contextual-spacing="true" fo:margin-bottom="0in" fo:line-height="100%" fo:margin-left="0.6923in" fo:text-indent="-0.1375in">
        <style:tab-stops/>
      </style:paragraph-properties>
      <style:text-properties fo:hyphenate="false"/>
    </style:style>
    <style:style style:name="Verwijzingopmerking" style:display-name="Verwijzing opmerking" style:family="text" style:parent-style-name="Standaardalinea-lettertype">
      <style:text-properties fo:font-size="8pt" style:font-size-asian="8pt" style:font-size-complex="8pt"/>
    </style:style>
    <style:style style:name="Tekstopmerking" style:display-name="Tekst opmerking" style:family="paragraph" style:parent-style-name="Standaard">
      <style:paragraph-properties fo:line-height="100%"/>
      <style:text-properties style:font-size-complex="10pt" fo:hyphenate="false"/>
    </style:style>
    <style:style style:name="TekstopmerkingChar" style:display-name="Tekst opmerking Char" style:family="text" style:parent-style-name="Standaardalinea-lettertype">
      <style:text-properties style:font-name="Verdana" style:font-name-asian="Times New Roman" style:font-name-complex="Times New Roman" fo:font-size="10pt" style:font-size-asian="10pt" style:font-size-complex="10pt" style:language-asian="nl" style:country-asian="BE"/>
    </style:style>
    <style:style style:name="Onderwerpvanopmerking" style:display-name="Onderwerp van opmerking" style:family="paragraph" style:parent-style-name="Tekstopmerking" style:next-style-name="Tekstopmerking">
      <style:text-properties fo:font-weight="bold" style:font-weight-asian="bold" style:font-weight-complex="bold" fo:hyphenate="false"/>
    </style:style>
    <style:style style:name="OnderwerpvanopmerkingChar" style:display-name="Onderwerp van opmerking Char" style:family="text" style:parent-style-name="TekstopmerkingChar">
      <style:text-properties style:font-name="Verdana" style:font-name-asian="Times New Roman" style:font-name-complex="Times New Roman" fo:font-weight="bold" style:font-weight-asian="bold" style:font-weight-complex="bold" fo:font-size="10pt" style:font-size-asian="10pt" style:font-size-complex="10pt" style:language-asian="nl" style:country-asian="BE"/>
    </style:style>
    <style:style style:name="Revisie" style:display-name="Revisie" style:family="paragraph">
      <style:paragraph-properties fo:margin-bottom="0in"/>
      <style:text-properties style:font-name-asian="Times New Roman" fo:font-size="10pt" style:font-size-asian="10pt" style:font-size-complex="12pt" style:language-asian="nl" style:country-asian="BE"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 style:display-name="Footer Char" style:family="text" style:parent-style-name="DefaultParagraphFont"/>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fo:font-size="10pt" style:font-size-asian="10pt"/>
    </style:style>
    <style:style style:name="WW_CharLFO12LVL2" style:family="text">
      <style:text-properties style:font-name="Symbol"/>
    </style:style>
    <style:style style:name="WW_CharLFO12LVL3" style:family="text">
      <style:text-properties style:font-name="Symbol"/>
    </style:style>
    <style:style style:name="WW_CharLFO12LVL4" style:family="text">
      <style:text-properties style:font-name="Symbol"/>
    </style:style>
    <style:style style:name="WW_CharLFO12LVL5" style:family="text">
      <style:text-properties style:font-name="Symbol"/>
    </style:style>
    <style:style style:name="WW_CharLFO12LVL6" style:family="text">
      <style:text-properties style:font-name="Symbol"/>
    </style:style>
    <style:style style:name="WW_CharLFO12LVL7" style:family="text">
      <style:text-properties style:font-name="Symbol"/>
    </style:style>
    <style:style style:name="WW_CharLFO12LVL8" style:family="text">
      <style:text-properties style:font-name="Symbol"/>
    </style:style>
    <style:style style:name="WW_CharLFO12LVL9" style:family="text">
      <style:text-properties style:font-name="Symbol"/>
    </style:style>
    <text:list-style style:name="TMLijstBullet" style:display-name="TM Lijst Bullet">
      <text:list-level-style-bullet text:level="1" text:style-name="WW_CharLFO12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2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2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2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2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2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2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2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2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3LVL1" style:family="text">
      <style:text-properties style:font-name="Verdana" fo:font-size="10pt" style:font-size-asian="10pt"/>
    </style:style>
    <text:list-style style:name="TMLijstGenummerd" style:display-name="TM Lijst Genummerd">
      <text:list-level-style-number text:level="1" text:style-name="WW_CharLFO13LV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fo:text-align="end"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fo:text-align="end"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fo:text-align="end" text:space-before="4in" text:min-label-width="0.5in" text:list-level-position-and-space-mode="label-alignment">
          <style:list-level-label-alignment text:label-followed-by="listtab" fo:margin-left="4.5in" fo:text-indent="-0.5in"/>
        </style:list-level-properties>
      </text:list-level-style-number>
    </text:list-style>
    <text:list-style style:name="TMLijstAlfabetisch" style:display-name="TM Lijst Alfabetisch">
      <text:list-level-style-number text:level="1" style:num-suffix=")" style:num-format="a" style:num-letter-sync="true">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suffix=")" style:num-format="a" style:num-letter-sync="true">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4" style:num-suffix=")" style:num-format="a" style:num-letter-sync="true">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5" style:num-suffix=")" style:num-format="a" style:num-letter-sync="true">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6" style:num-suffix=")" style:num-format="a" style:num-letter-sync="true">
        <style:list-level-properties text:space-before="2.5in" text:min-label-width="0in" text:list-level-position-and-space-mode="label-alignment">
          <style:list-level-label-alignment text:label-followed-by="listtab" fo:margin-left="2.5in" fo:text-indent="0in"/>
        </style:list-level-properties>
      </text:list-level-style-number>
      <text:list-level-style-number text:level="7" style:num-suffix=")" style:num-format="a" style:num-letter-sync="true">
        <style:list-level-properties text:space-before="3in" text:min-label-width="0in" text:list-level-position-and-space-mode="label-alignment">
          <style:list-level-label-alignment text:label-followed-by="listtab" fo:margin-left="3in" fo:text-indent="0in"/>
        </style:list-level-properties>
      </text:list-level-style-number>
      <text:list-level-style-number text:level="8" style:num-suffix=")" style:num-format="a" style:num-letter-sync="true">
        <style:list-level-properties text:space-before="3.5in" text:min-label-width="0in" text:list-level-position-and-space-mode="label-alignment">
          <style:list-level-label-alignment text:label-followed-by="listtab" fo:margin-left="3.5in" fo:text-indent="0in"/>
        </style:list-level-properties>
      </text:list-level-style-number>
      <text:list-level-style-number text:level="9" style:num-suffix=")" style:num-format="a" style:num-letter-sync="true">
        <style:list-level-properties text:space-before="4in" text:min-label-width="0in" text:list-level-position-and-space-mode="label-alignment">
          <style:list-level-label-alignment text:label-followed-by="listtab" fo:margin-left="4in" fo:text-indent="0in"/>
        </style:list-level-properties>
      </text:list-level-style-number>
    </text:list-style>
    <style:style style:name="WW_CharLFO15LVL1" style:family="text">
      <style:text-properties style:font-name="Symbol"/>
    </style:style>
    <style:style style:name="WW_CharLFO15LVL2" style:family="text">
      <style:text-properties style:font-name="Symbol"/>
    </style:style>
    <style:style style:name="WW_CharLFO15LVL3" style:family="text">
      <style:text-properties style:font-name="Symbol"/>
    </style:style>
    <style:style style:name="WW_CharLFO15LVL4" style:family="text">
      <style:text-properties style:font-name="Symbol"/>
    </style:style>
    <style:style style:name="WW_CharLFO15LVL5" style:family="text">
      <style:text-properties style:font-name="Symbol"/>
    </style:style>
    <style:style style:name="WW_CharLFO15LVL6" style:family="text">
      <style:text-properties style:font-name="Symbol"/>
    </style:style>
    <style:style style:name="WW_CharLFO15LVL7" style:family="text">
      <style:text-properties style:font-name="Symbol"/>
    </style:style>
    <style:style style:name="WW_CharLFO15LVL8" style:family="text">
      <style:text-properties style:font-name="Symbol"/>
    </style:style>
    <style:style style:name="WW_CharLFO15LVL9" style:family="text">
      <style:text-properties style:font-name="Symbol"/>
    </style:style>
    <text:list-style style:name="TMLijstO" style:display-name="TM Lijst O">
      <text:list-level-style-bullet text:level="1" text:style-name="WW_CharLFO15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5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5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5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5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5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5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5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5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style:style style:name="WW_CharLFO16LVL1" style:family="text">
      <style:text-properties style:font-name="Symbol"/>
    </style:style>
    <style:style style:name="WW_CharLFO16LVL2" style:family="text">
      <style:text-properties style:font-name="Symbol" style:use-window-font-color="true"/>
    </style:style>
    <style:style style:name="WW_CharLFO16LVL3" style:family="text">
      <style:text-properties style:font-name="Symbol" style:use-window-font-color="true"/>
    </style:style>
    <style:style style:name="WW_CharLFO16LVL4" style:family="text">
      <style:text-properties style:font-name="Symbol" style:use-window-font-color="true"/>
    </style:style>
    <style:style style:name="WW_CharLFO16LVL5" style:family="text">
      <style:text-properties style:font-name="Symbol" style:use-window-font-color="true"/>
    </style:style>
    <style:style style:name="WW_CharLFO16LVL6" style:family="text">
      <style:text-properties style:font-name="Symbol" style:use-window-font-color="true"/>
    </style:style>
    <style:style style:name="WW_CharLFO16LVL7" style:family="text">
      <style:text-properties style:font-name="Symbol" style:use-window-font-color="true"/>
    </style:style>
    <style:style style:name="WW_CharLFO16LVL8" style:family="text">
      <style:text-properties style:font-name="Symbol" style:use-window-font-color="true"/>
    </style:style>
    <style:style style:name="WW_CharLFO16LVL9" style:family="text">
      <style:text-properties style:font-name="Symbol" style:use-window-font-color="true"/>
    </style:style>
    <text:list-style style:name="TMLijstO2" style:display-name="TM Lijst O2">
      <text:list-level-style-bullet text:level="1" text:style-name="WW_CharLFO16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16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16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16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16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16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16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16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16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list-style style:name="LFO1" style:display-name="LFO1">
      <text:list-level-style-number text:level="1" style:num-prefix="Deel "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style:display-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6" style:display-name="LFO6">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0LVL1" style:family="text">
      <style:text-properties style:font-name="Symbol" fo:font-size="10pt" style:font-size-asian="10pt"/>
    </style:style>
    <style:style style:name="WW_CharLFO20LVL2" style:family="text">
      <style:text-properties style:font-name="Symbol"/>
    </style:style>
    <style:style style:name="WW_CharLFO20LVL3" style:family="text">
      <style:text-properties style:font-name="Symbol"/>
    </style:style>
    <style:style style:name="WW_CharLFO20LVL4" style:family="text">
      <style:text-properties style:font-name="Symbol"/>
    </style:style>
    <style:style style:name="WW_CharLFO20LVL5" style:family="text">
      <style:text-properties style:font-name="Symbol"/>
    </style:style>
    <style:style style:name="WW_CharLFO20LVL6" style:family="text">
      <style:text-properties style:font-name="Symbol"/>
    </style:style>
    <style:style style:name="WW_CharLFO20LVL7" style:family="text">
      <style:text-properties style:font-name="Symbol"/>
    </style:style>
    <style:style style:name="WW_CharLFO20LVL8" style:family="text">
      <style:text-properties style:font-name="Symbol"/>
    </style:style>
    <style:style style:name="WW_CharLFO20LVL9" style:family="text">
      <style:text-properties style:font-name="Symbol"/>
    </style:style>
    <text:list-style style:name="LFO8" style:display-name="LFO8">
      <text:list-level-style-bullet text:level="1" text:style-name="WW_CharLFO20LVL1" text:bullet-char="">
        <style:list-level-properties text:space-before="0in" text:min-label-width="0.5in" text:list-level-position-and-space-mode="label-alignment">
          <style:list-level-label-alignment text:label-followed-by="listtab" fo:margin-left="0.5in" fo:text-indent="-0.5in"/>
        </style:list-level-properties>
        <style:text-properties style:font-name="Symbol"/>
      </text:list-level-style-bullet>
      <text:list-level-style-bullet text:level="2" text:style-name="WW_CharLFO20LVL2" text:bullet-char="">
        <style:list-level-properties text:space-before="0.5in" text:min-label-width="0.5in" text:list-level-position-and-space-mode="label-alignment">
          <style:list-level-label-alignment text:label-followed-by="listtab" fo:margin-left="1in" fo:text-indent="-0.5in"/>
        </style:list-level-properties>
        <style:text-properties style:font-name="Symbol"/>
      </text:list-level-style-bullet>
      <text:list-level-style-bullet text:level="3" text:style-name="WW_CharLFO20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Symbol"/>
      </text:list-level-style-bullet>
      <text:list-level-style-bullet text:level="4" text:style-name="WW_CharLFO20LVL4" text:bullet-char="">
        <style:list-level-properties text:space-before="1.5in" text:min-label-width="0.5in" text:list-level-position-and-space-mode="label-alignment">
          <style:list-level-label-alignment text:label-followed-by="listtab" fo:margin-left="2in" fo:text-indent="-0.5in"/>
        </style:list-level-properties>
        <style:text-properties style:font-name="Symbol"/>
      </text:list-level-style-bullet>
      <text:list-level-style-bullet text:level="5" text:style-name="WW_CharLFO20LVL5" text:bullet-char="">
        <style:list-level-properties text:space-before="2in" text:min-label-width="0.5in" text:list-level-position-and-space-mode="label-alignment">
          <style:list-level-label-alignment text:label-followed-by="listtab" fo:margin-left="2.5in" fo:text-indent="-0.5in"/>
        </style:list-level-properties>
        <style:text-properties style:font-name="Symbol"/>
      </text:list-level-style-bullet>
      <text:list-level-style-bullet text:level="6" text:style-name="WW_CharLFO20LVL6" text:bullet-char="">
        <style:list-level-properties text:space-before="2.5in" text:min-label-width="0.5in" text:list-level-position-and-space-mode="label-alignment">
          <style:list-level-label-alignment text:label-followed-by="listtab" fo:margin-left="3in" fo:text-indent="-0.5in"/>
        </style:list-level-properties>
        <style:text-properties style:font-name="Symbol"/>
      </text:list-level-style-bullet>
      <text:list-level-style-bullet text:level="7" text:style-name="WW_CharLFO20LVL7" text:bullet-char="">
        <style:list-level-properties text:space-before="3in" text:min-label-width="0.5in" text:list-level-position-and-space-mode="label-alignment">
          <style:list-level-label-alignment text:label-followed-by="listtab" fo:margin-left="3.5in" fo:text-indent="-0.5in"/>
        </style:list-level-properties>
        <style:text-properties style:font-name="Symbol"/>
      </text:list-level-style-bullet>
      <text:list-level-style-bullet text:level="8" text:style-name="WW_CharLFO20LVL8" text:bullet-char="">
        <style:list-level-properties text:space-before="3.5in" text:min-label-width="0.5in" text:list-level-position-and-space-mode="label-alignment">
          <style:list-level-label-alignment text:label-followed-by="listtab" fo:margin-left="4in" fo:text-indent="-0.5in"/>
        </style:list-level-properties>
        <style:text-properties style:font-name="Symbol"/>
      </text:list-level-style-bullet>
      <text:list-level-style-bullet text:level="9" text:style-name="WW_CharLFO20LVL9" text:bullet-char="">
        <style:list-level-properties text:space-before="4in" text:min-label-width="0.5in" text:list-level-position-and-space-mode="label-alignment">
          <style:list-level-label-alignment text:label-followed-by="listtab" fo:margin-left="4.5in" fo:text-indent="-0.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1">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722in" fo:margin-left="0.9847in" fo:margin-bottom="0in" fo:margin-right="0.9847in" style:num-format="1" style:writing-mode="lr-tb">
        <style:footnote-sep style:width="0.007in" style:rel-width="33%" style:color="#000000" style:line-style="solid" style:adjustment="left"/>
      </style:page-layout-properties>
      <style:header-style>
        <style:header-footer-properties style:dynamic-spacing="true" fo:min-height="10.002in"/>
      </style:header-style>
      <style:footer-style>
        <style:header-footer-properties style:dynamic-spacing="true" fo:min-height="0.9847in"/>
      </style:footer-style>
    </style:page-layout>
    <style:style style:name="TableColumn3" style:family="table-column">
      <style:table-column-properties style:column-width="6.3in"/>
    </style:style>
    <style:style style:name="Table2" style:family="table">
      <style:table-properties style:width="6.3in" fo:margin-left="0in" table:align="center"/>
    </style:style>
    <style:style style:name="TableRow4" style:family="table-row">
      <style:table-row-properties style:row-height="5.0326in"/>
    </style:style>
    <style:style style:name="TableCell5" style:family="table-cell">
      <style:table-cell-properties fo:border="none" style:writing-mode="lr-tb" fo:padding-top="0in" fo:padding-left="0in" fo:padding-bottom="0in" fo:padding-right="0in"/>
    </style:style>
    <style:style style:name="TableRow6" style:family="table-row">
      <style:table-row-properties style:min-row-height="2.0486in"/>
    </style:style>
    <style:style style:name="TableCell7" style:family="table-cell">
      <style:table-cell-properties fo:border="none" style:writing-mode="lr-tb" fo:padding-top="0.3937in" fo:padding-left="0in" fo:padding-bottom="0.3937in" fo:padding-right="0in"/>
    </style:style>
    <style:style style:name="P8" style:parent-style-name="Cover-titel" style:family="paragraph">
      <style:text-properties fo:font-weight="bold" style:font-weight-asian="bold" style:font-weight-complex="bold" fo:color="#00A0AE" fo:font-size="16pt" style:font-size-asian="16pt" style:font-size-complex="12pt"/>
    </style:style>
    <style:style style:name="P9" style:parent-style-name="Cover-titel" style:family="paragraph">
      <style:text-properties fo:font-weight="bold" style:font-weight-asian="bold" style:font-weight-complex="bold" fo:color="#00A0AE" fo:font-size="16pt" style:font-size-asian="16pt" style:font-size-complex="12pt"/>
    </style:style>
    <style:style style:name="TableRow10" style:family="table-row">
      <style:table-row-properties style:min-row-height="1.2715in"/>
    </style:style>
    <style:style style:name="TableCell11" style:family="table-cell">
      <style:table-cell-properties fo:border="none" style:writing-mode="lr-tb" style:vertical-align="bottom" fo:padding-top="0.1972in" fo:padding-left="0in" fo:padding-bottom="0.1972in" fo:padding-right="0in"/>
    </style:style>
    <style:style style:name="T12" style:parent-style-name="Standaardalinea-lettertype" style:family="text">
      <style:text-properties style:language-asian="zh" style:country-asian="CN"/>
    </style:style>
    <style:page-layout style:name="PL1">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4" style:parent-style-name="Onzichtbaretekst" style:family="text">
      <style:text-properties text:display="none"/>
    </style:style>
    <style:style style:name="T15" style:parent-style-name="Onzichtbaretekst" style:family="text">
      <style:text-properties text:display="none"/>
    </style:style>
    <style:style style:name="T16" style:parent-style-name="Alletekenopmaakwissen" style:family="text">
      <style:text-properties fo:language="nl" fo:country="NL"/>
    </style:style>
    <style:page-layout style:name="PL2">
      <style:page-layout-properties fo:page-width="8.268in" fo:page-height="11.693in" style:print-orientation="portrait" fo:margin-top="0.4923in" fo:margin-left="1.2597in" fo:margin-bottom="0.4923in" fo:margin-right="1.6534in" style:num-format="1" style:writing-mode="lr-tb">
        <style:footnote-sep style:width="0.007in" style:rel-width="33%" style:color="#000000" style:line-style="solid" style:adjustment="left"/>
      </style:page-layout-properties>
      <style:header-style>
        <style:header-footer-properties style:dynamic-spacing="true" fo:min-height="0.4131in"/>
      </style:header-style>
      <style:footer-style>
        <style:header-footer-properties style:dynamic-spacing="true" fo:min-height="0.2951in"/>
      </style:footer-style>
    </style:page-layout>
    <style:style style:name="T18" style:parent-style-name="Onzichtbaretekst" style:family="text">
      <style:text-properties text:display="none"/>
    </style:style>
    <style:style style:name="T19" style:parent-style-name="Onzichtbaretekst" style:family="text">
      <style:text-properties text:display="none"/>
    </style:style>
    <style:style style:name="T20" style:parent-style-name="Alletekenopmaakwissen" style:family="text">
      <style:text-properties fo:language="nl" fo:country="NL"/>
    </style:style>
    <style:page-layout style:name="PL3">
      <style:page-layout-properties fo:page-width="8.268in" fo:page-height="11.693in" style:print-orientation="portrait" fo:margin-top="0.5in" fo:margin-left="0.7875in" fo:margin-bottom="0.5in" fo:margin-right="1.6534in" style:num-format="1" style:writing-mode="lr-tb">
        <style:footnote-sep style:width="0.007in" style:rel-width="33%" style:color="#000000" style:line-style="solid" style:adjustment="left"/>
      </style:page-layout-properties>
      <style:header-style>
        <style:header-footer-properties style:dynamic-spacing="true" fo:min-height="0.4055in"/>
      </style:header-style>
      <style:footer-style>
        <style:header-footer-properties style:dynamic-spacing="true" fo:min-height="0.2875in"/>
      </style:footer-style>
    </style:page-layout>
    <style:style style:name="T24" style:parent-style-name="Onzichtbaretekst" style:family="text">
      <style:text-properties text:display="none"/>
    </style:style>
    <style:style style:name="T25" style:parent-style-name="Onzichtbaretekst" style:family="text">
      <style:text-properties text:display="none"/>
    </style:style>
    <style:style style:name="T26" style:parent-style-name="Alletekenopmaakwissen" style:family="text">
      <style:text-properties fo:language="nl" fo:country="NL"/>
    </style:style>
    <style:style style:family="graphic" style:name="a0" style:parent-style-name="Graphics">
      <style:graphic-properties fo:border="0.01042in none" fo:background-color="transparent" style:wrap="run-through" style:run-through="background" style:horizontal-rel="page" style:vertical-rel="page" style:horizontal-pos="right" style:vertical-pos="from-top"/>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Standaard"/>
            </table:table-cell>
          </table:table-row>
          <table:table-row table:style-name="TableRow6">
            <table:table-cell table:style-name="TableCell7">
              <text:p text:style-name="Cover-titel"><text:user-defined text:name="Titel">Werkdocument wekelijks verslag</text:user-defined></text:p>
              <text:p text:style-name="P8"/>
              <text:p text:style-name="P9">Alec Van Oosterwijck – Graduaat Programmeren<text:s/></text:p>
              <text:p text:style-name="Cover-Auteur"><text:user-defined text:name="Auteur"/></text:p>
            </table:table-cell>
          </table:table-row>
          <table:table-row table:style-name="TableRow10">
            <table:table-cell table:style-name="TableCell11">
              <text:p text:style-name="Cover-opleiding"><text:user-defined text:name="Opleiding"/></text:p>
              <text:p text:style-name="Cover-afstudeerrichting"><text:user-defined text:name="Cluster"/></text:p>
              <text:p text:style-name="Cover-namen"><text:user-defined text:name="Fase"/><text:s/><text:user-defined text:name="Opleidingsonderdeel"/><text:s/><text:user-defined text:name="ZOPO"/></text:p>
              <text:p text:style-name="Cover-namen"><text:user-defined text:name="Onderwijsleeractiviteit"/><text:s/><text:user-defined text:name="ZOLA"/></text:p>
            </table:table-cell>
          </table:table-row>
        </table:table>
        <text:p text:style-name="Geenafstand"><text:span text:style-name="T12"><draw:frame draw:z-index="251659264" draw:style-name="a0" draw:name="Picture 1" text:anchor-type="paragraph" svg:x="0in" svg:y="0.02427in" svg:width="8.26806in" svg:height="11.6875in" style:rel-width="scale" style:rel-height="scale"><draw:image xlink:href="media/image1.jpeg" xlink:type="simple" xlink:show="embed" xlink:actuate="onLoad"/><svg:title/><svg:desc>TM_cursuscover_A4_press.jpg</svg:desc></draw:frame></text:span></text:p>
      </style:header>
    </style:master-page>
    <style:master-page style:name="MP1" style:page-layout-name="PL1">
      <style:header>
        <text:p text:style-name="Koptekstonevenonzichtbaar"><text:span text:style-name="T14"><text:tab/></text:span><text:span text:style-name="T15"><text:tab/></text:span><text:span text:style-name="Alletekenopmaakwissen"><text:page-number text:fixed="false">1</text:page-number></text:span></text:p>
      </style:header>
      <style:header-left>
        <text:p text:style-name="Voettekstevenonzichtbaar"><text:span text:style-name="T16"><text:page-number text:fixed="false">1</text:page-number></text:span></text:p>
      </style:header-left>
      <style:footer>
        <text:p text:style-name="Voettekstonevenonzichtbaar"/>
      </style:footer>
      <style:footer-left>
        <text:p text:style-name="Koptekstevenonzichtbaar"/>
      </style:footer-left>
    </style:master-page>
    <style:master-page style:name="MP2" style:page-layout-name="PL2">
      <style:header>
        <text:p text:style-name="Koptekstonevenonzichtbaar"><text:span text:style-name="T18"><text:tab/></text:span><text:span text:style-name="T19"><text:tab/></text:span><text:span text:style-name="Alletekenopmaakwissen"><text:page-number text:fixed="false">9</text:page-number></text:span></text:p>
      </style:header>
      <style:header-left>
        <text:p text:style-name="Voettekstevenonzichtbaar"><text:span text:style-name="T20"><text:page-number text:fixed="false">8</text:page-number></text:span></text:p>
      </style:header-left>
      <style:footer>
        <text:p text:style-name="Voettekstonevenonzichtbaar"/>
      </style:footer>
      <style:footer-left>
        <text:p text:style-name="Koptekstevenonzichtbaar"/>
      </style:footer-left>
    </style:master-page>
    <style:master-page style:name="MP3" style:page-layout-name="PL3">
      <style:header>
        <text:p text:style-name="Koptekstonevenonzichtbaar"><text:span text:style-name="T24"><text:tab/></text:span><text:span text:style-name="T25"><text:tab/></text:span><text:span text:style-name="Alletekenopmaakwissen"><text:page-number text:fixed="false">9</text:page-number></text:span></text:p>
      </style:header>
      <style:header-left>
        <text:p text:style-name="Voettekstevenonzichtbaar"><text:span text:style-name="T26"><text:page-number text:fixed="false">8</text:page-number></text:span></text:p>
      </style:header-left>
      <style:footer>
        <text:p text:style-name="Voettekstonevenonzichtbaar"/>
      </style:footer>
      <style:footer-left>
        <text:p text:style-name="Koptekstevenonzichtbaa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Werkdocument wekelijks verslag</dc:title>
    <dc:description/>
    <dc:subject/>
    <meta:initial-creator>Maarten Van Lint</meta:initial-creator>
    <dc:creator>Alec Van oosterwijck</dc:creator>
    <meta:creation-date>2022-03-04T16:15:00Z</meta:creation-date>
    <dc:date>2022-04-06T14:38:00Z</dc:date>
    <meta:print-date>2013-11-09T18:15:00Z</meta:print-date>
    <meta:template xlink:href="Thomas%20More%20Cursussjabloon" xlink:type="simple"/>
    <meta:editing-cycles>31</meta:editing-cycles>
    <meta:editing-duration>PT123060S</meta:editing-duration>
    <meta:user-defined meta:name="Titel">Werkdocument wekelijks verslag</meta:user-defined>
    <meta:user-defined meta:name="Auteur"/>
    <meta:user-defined meta:name="Opleiding"/>
    <meta:user-defined meta:name="Cluster"/>
    <meta:user-defined meta:name="Fase"/>
    <meta:user-defined meta:name="Opleidingsonderdeel"/>
    <meta:user-defined meta:name="Onderwijsleeractiviteit"/>
    <meta:user-defined meta:name="Academiejaar">Academiejaar</meta:user-defined>
    <meta:user-defined meta:name="Titelkoptekst">Werkdocument wekelijks verslag</meta:user-defined>
    <meta:user-defined meta:name="Eigenaar Sjabloon">Jean-Pierre Pluymers</meta:user-defined>
    <meta:user-defined meta:name="Instelling">Thomas More</meta:user-defined>
    <meta:user-defined meta:name="BladPercentage">wdPageFitBestFit</meta:user-defined>
    <meta:user-defined meta:name="ZOPO"/>
    <meta:user-defined meta:name="ZOLA"/>
    <meta:user-defined meta:name="Inhoudsopgave">3</meta:user-defined>
    <meta:user-defined meta:name="DatumCreatie" meta:value-type="date">2014-09-03T22:00:00Z</meta:user-defined>
    <meta:user-defined meta:name="ContentTypeId">0x01010041841CDE108FE342820BBE33B20B6F77</meta:user-defined>
    <meta:document-statistic meta:page-count="34" meta:paragraph-count="103" meta:word-count="7762" meta:character-count="51908" meta:row-count="368" meta:non-whitespace-character-count="44249"/>
  </office:meta>
</office:document-meta>
</file>